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4"/>
          <table:table-cell table:style-name="ce35"/>
          <table:table-cell table:style-name="ce15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24" table:number-columns-repeated="2"/>
          <table:table-cell table:style-name="ce120"/>
          <table:table-cell table:style-name="ce35"/>
          <table:table-cell table:style-name="ce24" table:number-columns-repeated="3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2" office:value-type="string" calcext:value-type="string" table:number-columns-spanned="3" table:number-rows-spanned="1">
            <text:p>Strict Match</text:p>
          </table:table-cell>
          <table:covered-table-cell table:style-name="ce12"/>
          <table:covered-table-cell table:style-name="ce81"/>
          <table:table-cell table:style-name="ce35"/>
          <table:table-cell table:style-name="ce12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2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84" office:value-type="string" calcext:value-type="string">
            <text:p>mBert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24"/>
          <table:table-cell table:style-name="ce44" table:formula="of:=IF([.A3]&lt;&gt;&quot;&quot;; [.A3]; &quot;&quot;)" office:value-type="string" office:string-value="mBert" calcext:value-type="string">
            <text:p>mBert</text:p>
          </table:table-cell>
          <table:table-cell table:style-name="ce12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35"/>
          <table:table-cell table:style-name="ce81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73"/>
          <table:table-cell table:style-name="ce12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Single: </text:span>TempEval</text:p>
          </table:table-cell>
          <table:table-cell table:style-name="ce95" office:value-type="float" office:value="91.8903908340863" calcext:value-type="float">
            <text:p>91.89</text:p>
          </table:table-cell>
          <table:table-cell table:style-name="ce108" office:value-type="float" office:value="1.35460216346986" calcext:value-type="float">
            <text:p>1.35</text:p>
          </table:table-cell>
          <table:table-cell table:style-name="ce95" office:value-type="float" office:value="91.1528390293001" calcext:value-type="float">
            <text:p>91.15</text:p>
          </table:table-cell>
          <table:table-cell table:style-name="ce108" office:value-type="float" office:value="1.76264102838574" calcext:value-type="float">
            <text:p>1.76</text:p>
          </table:table-cell>
          <table:table-cell table:style-name="ce115" office:value-type="float" office:value="92.6507018994503" calcext:value-type="float">
            <text:p>92.65</text:p>
          </table:table-cell>
          <table:table-cell table:style-name="ce115" office:value-type="float" office:value="1.22482331172011" calcext:value-type="float">
            <text:p>1.22</text:p>
          </table:table-cell>
          <table:table-cell table:style-name="ce55"/>
          <table:table-cell table:style-name="ce95" office:value-type="float" office:value="96.83781549441" calcext:value-type="float">
            <text:p>96.84</text:p>
          </table:table-cell>
          <table:table-cell table:style-name="ce108" office:value-type="float" office:value="0.517537976123321" calcext:value-type="float">
            <text:p>0.52</text:p>
          </table:table-cell>
          <table:table-cell table:style-name="ce95" office:value-type="float" office:value="96.0544104065771" calcext:value-type="float">
            <text:p>96.05</text:p>
          </table:table-cell>
          <table:table-cell table:style-name="ce108" office:value-type="float" office:value="0.730764972339426" calcext:value-type="float">
            <text:p>0.73</text:p>
          </table:table-cell>
          <table:table-cell table:style-name="ce95" office:value-type="float" office:value="97.6453773394341" calcext:value-type="float">
            <text:p>97.65</text:p>
          </table:table-cell>
          <table:table-cell table:style-name="ce108" office:value-type="float" office:value="1.04296050713725" calcext:value-type="float">
            <text:p>1.04</text:p>
          </table:table-cell>
          <table:table-cell table:style-name="ce115"/>
          <table:table-cell table:style-name="ce117"/>
          <table:table-cell table:style-name="ce24"/>
          <table:table-cell table:style-name="ce44" table:formula="of:=IF([.A6]&lt;&gt;&quot;&quot;; [.A6]; &quot;&quot;)" office:value-type="string" office:string-value="Single: TempEval" calcext:value-type="string">
            <text:p>Singl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1.89_{\pm 1.35}$ " calcext:value-type="string">
            <text:p><text:s/>$91.89_{\pm 1.35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15_{\pm 1.76}$ " calcext:value-type="string">
            <text:p><text:s/>$91.15_{\pm 1.76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65_{\pm 1.22}$ " calcext:value-type="string">
            <text:p><text:s/>$92.65_{\pm 1.22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84_{\pm 0.52}$ " calcext:value-type="string">
            <text:p><text:s/>$96.84_{\pm 0.52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05_{\pm 0.73}$ " calcext:value-type="string">
            <text:p><text:s/>$96.05_{\pm 0.73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65_{\pm 1.04}$ " calcext:value-type="string">
            <text:p><text:s/>$97.65_{\pm 1.0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Multi: </text:span>TempEval</text:p>
          </table:table-cell>
          <table:table-cell table:style-name="ce95" office:value-type="float" office:value="91.956438342674" calcext:value-type="float">
            <text:p>91.96</text:p>
          </table:table-cell>
          <table:table-cell table:style-name="ce108" office:value-type="float" office:value="1.11658595185231" calcext:value-type="float">
            <text:p>1.12</text:p>
          </table:table-cell>
          <table:table-cell table:style-name="ce95" office:value-type="float" office:value="91.0999646977501" calcext:value-type="float">
            <text:p>91.10</text:p>
          </table:table-cell>
          <table:table-cell table:style-name="ce108" office:value-type="float" office:value="1.19752912689885" calcext:value-type="float">
            <text:p>1.20</text:p>
          </table:table-cell>
          <table:table-cell table:style-name="ce115" office:value-type="float" office:value="92.8433783814084" calcext:value-type="float">
            <text:p>92.84</text:p>
          </table:table-cell>
          <table:table-cell table:style-name="ce115" office:value-type="float" office:value="1.52408776561301" calcext:value-type="float">
            <text:p>1.52</text:p>
          </table:table-cell>
          <table:table-cell table:style-name="ce55"/>
          <table:table-cell table:style-name="ce95" office:value-type="float" office:value="96.7453263722942" calcext:value-type="float">
            <text:p>96.75</text:p>
          </table:table-cell>
          <table:table-cell table:style-name="ce108" office:value-type="float" office:value="0.343488407371104" calcext:value-type="float">
            <text:p>0.34</text:p>
          </table:table-cell>
          <table:table-cell table:style-name="ce95" office:value-type="float" office:value="95.8472849744729" calcext:value-type="float">
            <text:p>95.85</text:p>
          </table:table-cell>
          <table:table-cell table:style-name="ce108" office:value-type="float" office:value="0.964407545603937" calcext:value-type="float">
            <text:p>0.96</text:p>
          </table:table-cell>
          <table:table-cell table:style-name="ce95" office:value-type="float" office:value="97.675461637862" calcext:value-type="float">
            <text:p>97.68</text:p>
          </table:table-cell>
          <table:table-cell table:style-name="ce108" office:value-type="float" office:value="0.85463243615776" calcext:value-type="float">
            <text:p>0.85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Multi: TempEval" calcext:value-type="string">
            <text:p>Multi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1.96_{\pm 1.12}$ " calcext:value-type="string">
            <text:p><text:s/>$91.96_{\pm 1.12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10_{\pm 1.20}$ " calcext:value-type="string">
            <text:p><text:s/>$91.10_{\pm 1.20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2.84_{\pm 1.52}$ " calcext:value-type="string">
            <text:p><text:s/>$92.84_{\pm 1.52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6.75_{\pm 0.34}$ " calcext:value-type="string">
            <text:p><text:s/>$96.75_{\pm 0.34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85_{\pm 0.96}$ " calcext:value-type="string">
            <text:p><text:s/>$95.85_{\pm 0.96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7.68_{\pm 0.85}$ " calcext:value-type="string">
            <text:p><text:s/>$97.68_{\pm 0.8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-0.066047508587701" calcext:value-type="float">
            <text:p>-0.07</text:p>
          </table:table-cell>
          <table:table-cell table:style-name="ce26" table:formula="of:=IF(OR(ISBLANK([.C6]); ISBLANK([.C7])); &quot;&quot;; ([.C6] - [.C7]))" office:value-type="float" office:value="0.23801621161755" calcext:value-type="float">
            <text:p>0.24</text:p>
          </table:table-cell>
          <table:table-cell table:style-name="ce20" table:formula="of:=IF(OR(ISBLANK([.D6]); ISBLANK([.D7])); &quot;&quot;; ([.D6] - [.D7]))" office:value-type="float" office:value="0.0528743315500009" calcext:value-type="float">
            <text:p>0.05</text:p>
          </table:table-cell>
          <table:table-cell table:style-name="ce26" table:formula="of:=IF(OR(ISBLANK([.E6]); ISBLANK([.E7])); &quot;&quot;; ([.E6] - [.E7]))" office:value-type="float" office:value="0.56511190148689" calcext:value-type="float">
            <text:p>0.57</text:p>
          </table:table-cell>
          <table:table-cell table:style-name="ce20" table:formula="of:=IF(OR(ISBLANK([.F6]); ISBLANK([.F7])); &quot;&quot;; ([.F6] - [.F7]))" office:value-type="float" office:value="-0.192676481958102" calcext:value-type="float">
            <text:p>-0.19</text:p>
          </table:table-cell>
          <table:table-cell table:style-name="ce26" table:formula="of:=IF(OR(ISBLANK([.G6]); ISBLANK([.G7])); &quot;&quot;; ([.G6] - [.G7]))" office:value-type="float" office:value="-0.2992644538929" calcext:value-type="float">
            <text:p>-0.30</text:p>
          </table:table-cell>
          <table:table-cell table:style-name="ce42"/>
          <table:table-cell table:style-name="ce20" table:formula="of:=IF(OR(ISBLANK([.I6]); ISBLANK([.I7])); &quot;&quot;; ([.I6] - [.I7]))" office:value-type="float" office:value="0.0924891221157935" calcext:value-type="float">
            <text:p>0.09</text:p>
          </table:table-cell>
          <table:table-cell table:style-name="ce26" table:formula="of:=IF(OR(ISBLANK([.J6]); ISBLANK([.J7])); &quot;&quot;; ([.J6] - [.J7]))" office:value-type="float" office:value="0.174049568752217" calcext:value-type="float">
            <text:p>0.17</text:p>
          </table:table-cell>
          <table:table-cell table:style-name="ce20" table:formula="of:=IF(OR(ISBLANK([.K6]); ISBLANK([.K7])); &quot;&quot;; ([.K6] - [.K7]))" office:value-type="float" office:value="0.207125432104206" calcext:value-type="float">
            <text:p>0.21</text:p>
          </table:table-cell>
          <table:table-cell table:style-name="ce26" table:formula="of:=IF(OR(ISBLANK([.L6]); ISBLANK([.L7])); &quot;&quot;; ([.L6] - [.L7]))" office:value-type="float" office:value="-0.233642573264511" calcext:value-type="float">
            <text:p>-0.23</text:p>
          </table:table-cell>
          <table:table-cell table:style-name="ce20" table:formula="of:=IF(OR(ISBLANK([.M6]); ISBLANK([.M7])); &quot;&quot;; ([.M6] - [.M7]))" office:value-type="float" office:value="-0.0300842984278944" calcext:value-type="float">
            <text:p>-0.03</text:p>
          </table:table-cell>
          <table:table-cell table:style-name="ce26" table:formula="of:=IF(OR(ISBLANK([.N6]); ISBLANK([.N7])); &quot;&quot;; ([.N6] - [.N7]))" office:value-type="float" office:value="0.18832807097949" calcext:value-type="float">
            <text:p>0.19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-0.07_{\delta \hspace{1px} 0.24}$ " calcext:value-type="string">
            <text:p><text:s/>$-0.07_{\delta \hspace{1px} 0.24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0.05_{\delta \hspace{1px} 0.57}$ " calcext:value-type="string">
            <text:p><text:s/>$0.05_{\delta \hspace{1px} 0.57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-0.19_{\delta \hspace{1px} -0.30}$ " calcext:value-type="string">
            <text:p><text:s/>$-0.19_{\delta \hspace{1px} -0.30}$ </text:p>
          </table:table-cell>
          <table:table-cell table:style-name="ce76"/>
          <table:table-cell table:style-name="ce66" table:formula="of:=IF(AND([.I8]&lt;&gt;&quot;&quot;; [.J8]&lt;&gt;&quot;&quot;); &quot; $&quot; &amp; TEXT([.I8]; &quot;0.00&quot;) &amp; &quot;_{\delta \hspace{1px} &quot; &amp; TEXT([.J8]; &quot;0.00&quot;) &amp; &quot;}$ &quot;; &quot;&quot;)" office:value-type="string" office:string-value=" $0.09_{\delta \hspace{1px} 0.17}$ " calcext:value-type="string">
            <text:p><text:s/>$0.09_{\delta \hspace{1px} 0.17}$ </text:p>
          </table:table-cell>
          <table:table-cell table:style-name="ce61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0.21_{\delta \hspace{1px} -0.23}$ " calcext:value-type="string">
            <text:p><text:s/>$0.21_{\delta \hspace{1px} -0.23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-0.03_{\delta \hspace{1px} 0.19}$ " calcext:value-type="string">
            <text:p><text:s/>$-0.03_{\delta \hspace{1px} 0.1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>
            <text:p/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Single: TimeBank</text:p>
          </table:table-cell>
          <table:table-cell table:style-name="ce95" office:value-type="float" office:value="94.7415602390022" calcext:value-type="float">
            <text:p>94.74</text:p>
          </table:table-cell>
          <table:table-cell table:style-name="ce108" office:value-type="float" office:value="1.36975088233681" calcext:value-type="float">
            <text:p>1.37</text:p>
          </table:table-cell>
          <table:table-cell table:style-name="ce95" office:value-type="float" office:value="93.95238184494" calcext:value-type="float">
            <text:p>93.95</text:p>
          </table:table-cell>
          <table:table-cell table:style-name="ce108" office:value-type="float" office:value="1.42634194108602" calcext:value-type="float">
            <text:p>1.43</text:p>
          </table:table-cell>
          <table:table-cell table:style-name="ce115" office:value-type="float" office:value="95.5459021442872" calcext:value-type="float">
            <text:p>95.55</text:p>
          </table:table-cell>
          <table:table-cell table:style-name="ce115" office:value-type="float" office:value="1.36996049448658" calcext:value-type="float">
            <text:p>1.37</text:p>
          </table:table-cell>
          <table:table-cell table:style-name="ce55"/>
          <table:table-cell table:style-name="ce95" office:value-type="float" office:value="97.9655706578141" calcext:value-type="float">
            <text:p>97.97</text:p>
          </table:table-cell>
          <table:table-cell table:style-name="ce108" office:value-type="float" office:value="0.687019248794177" calcext:value-type="float">
            <text:p>0.69</text:p>
          </table:table-cell>
          <table:table-cell table:style-name="ce95" office:value-type="float" office:value="97.1493532629235" calcext:value-type="float">
            <text:p>97.15</text:p>
          </table:table-cell>
          <table:table-cell table:style-name="ce108" office:value-type="float" office:value="0.795535274811616" calcext:value-type="float">
            <text:p>0.80</text:p>
          </table:table-cell>
          <table:table-cell table:style-name="ce95" office:value-type="float" office:value="98.7974878697236" calcext:value-type="float">
            <text:p>98.80</text:p>
          </table:table-cell>
          <table:table-cell table:style-name="ce108" office:value-type="float" office:value="0.698186843141961" calcext:value-type="float">
            <text:p>0.70</text:p>
          </table:table-cell>
          <table:table-cell table:style-name="ce25" table:number-columns-repeated="2"/>
          <table:table-cell table:style-name="ce24"/>
          <table:table-cell table:style-name="ce44" table:formula="of:=IF([.A10]&lt;&gt;&quot;&quot;; [.A10]; &quot;&quot;)" office:value-type="string" office:string-value="Single: TimeBank" calcext:value-type="string">
            <text:p>Singl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4.74_{\pm 1.37}$ " calcext:value-type="string">
            <text:p><text:s/>$94.74_{\pm 1.37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3.95_{\pm 1.43}$ " calcext:value-type="string">
            <text:p><text:s/>$93.95_{\pm 1.43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55_{\pm 1.37}$ " calcext:value-type="string">
            <text:p><text:s/>$95.55_{\pm 1.37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7.97_{\pm 0.69}$ " calcext:value-type="string">
            <text:p><text:s/>$97.97_{\pm 0.69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15_{\pm 0.80}$ " calcext:value-type="string">
            <text:p><text:s/>$97.15_{\pm 0.80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8.80_{\pm 0.70}$ " calcext:value-type="string">
            <text:p><text:s/>$98.80_{\pm 0.7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Multi: TimeBank</text:p>
          </table:table-cell>
          <table:table-cell table:style-name="ce95" office:value-type="float" office:value="94.5922626388052" calcext:value-type="float">
            <text:p>94.59</text:p>
          </table:table-cell>
          <table:table-cell table:style-name="ce108" office:value-type="float" office:value="1.2070791351974" calcext:value-type="float">
            <text:p>1.21</text:p>
          </table:table-cell>
          <table:table-cell table:style-name="ce95" office:value-type="float" office:value="93.5897213880002" calcext:value-type="float">
            <text:p>93.59</text:p>
          </table:table-cell>
          <table:table-cell table:style-name="ce108" office:value-type="float" office:value="1.59881318325439" calcext:value-type="float">
            <text:p>1.60</text:p>
          </table:table-cell>
          <table:table-cell table:style-name="ce115" office:value-type="float" office:value="95.6319660658694" calcext:value-type="float">
            <text:p>95.63</text:p>
          </table:table-cell>
          <table:table-cell table:style-name="ce115" office:value-type="float" office:value="1.32351900893523" calcext:value-type="float">
            <text:p>1.32</text:p>
          </table:table-cell>
          <table:table-cell table:style-name="ce55"/>
          <table:table-cell table:style-name="ce95" office:value-type="float" office:value="97.7974832987053" calcext:value-type="float">
            <text:p>97.80</text:p>
          </table:table-cell>
          <table:table-cell table:style-name="ce108" office:value-type="float" office:value="0.963013113392672" calcext:value-type="float">
            <text:p>0.96</text:p>
          </table:table-cell>
          <table:table-cell table:style-name="ce95" office:value-type="float" office:value="96.7624987051116" calcext:value-type="float">
            <text:p>96.76</text:p>
          </table:table-cell>
          <table:table-cell table:style-name="ce108" office:value-type="float" office:value="1.54886771728219" calcext:value-type="float">
            <text:p>1.55</text:p>
          </table:table-cell>
          <table:table-cell table:style-name="ce95" office:value-type="float" office:value="98.8707989249847" calcext:value-type="float">
            <text:p>98.87</text:p>
          </table:table-cell>
          <table:table-cell table:style-name="ce108" office:value-type="float" office:value="0.957875364761922" calcext:value-type="float">
            <text:p>0.96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Multi: TimeBank" calcext:value-type="string">
            <text:p>Multi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4.59_{\pm 1.21}$ " calcext:value-type="string">
            <text:p><text:s/>$94.59_{\pm 1.21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3.59_{\pm 1.60}$ " calcext:value-type="string">
            <text:p><text:s/>$93.59_{\pm 1.60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63_{\pm 1.32}$ " calcext:value-type="string">
            <text:p><text:s/>$95.63_{\pm 1.32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7.80_{\pm 0.96}$ " calcext:value-type="string">
            <text:p><text:s/>$97.80_{\pm 0.96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6.76_{\pm 1.55}$ " calcext:value-type="string">
            <text:p><text:s/>$96.76_{\pm 1.55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87_{\pm 0.96}$ " calcext:value-type="string">
            <text:p><text:s/>$98.87_{\pm 0.9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0.149297600197002" calcext:value-type="float">
            <text:p>0.15</text:p>
          </table:table-cell>
          <table:table-cell table:style-name="ce26" table:formula="of:=IF(OR(ISBLANK([.C10]); ISBLANK([.C11])); &quot;&quot;; ([.C10] - [.C11]))" office:value-type="float" office:value="0.16267174713941" calcext:value-type="float">
            <text:p>0.16</text:p>
          </table:table-cell>
          <table:table-cell table:style-name="ce20" table:formula="of:=IF(OR(ISBLANK([.D10]); ISBLANK([.D11])); &quot;&quot;; ([.D10] - [.D11]))" office:value-type="float" office:value="0.362660456939807" calcext:value-type="float">
            <text:p>0.36</text:p>
          </table:table-cell>
          <table:table-cell table:style-name="ce26" table:formula="of:=IF(OR(ISBLANK([.E10]); ISBLANK([.E11])); &quot;&quot;; ([.E10] - [.E11]))" office:value-type="float" office:value="-0.17247124216837" calcext:value-type="float">
            <text:p>-0.17</text:p>
          </table:table-cell>
          <table:table-cell table:style-name="ce20" table:formula="of:=IF(OR(ISBLANK([.F10]); ISBLANK([.F11])); &quot;&quot;; ([.F10] - [.F11]))" office:value-type="float" office:value="-0.086063921582209" calcext:value-type="float">
            <text:p>-0.09</text:p>
          </table:table-cell>
          <table:table-cell table:style-name="ce26" table:formula="of:=IF(OR(ISBLANK([.G10]); ISBLANK([.G11])); &quot;&quot;; ([.G10] - [.G11]))" office:value-type="float" office:value="0.04644148555135" calcext:value-type="float">
            <text:p>0.05</text:p>
          </table:table-cell>
          <table:table-cell table:style-name="ce42"/>
          <table:table-cell table:style-name="ce20" table:formula="of:=IF(OR(ISBLANK([.I10]); ISBLANK([.I11])); &quot;&quot;; ([.I10] - [.I11]))" office:value-type="float" office:value="0.168087359108796" calcext:value-type="float">
            <text:p>0.17</text:p>
          </table:table-cell>
          <table:table-cell table:style-name="ce26" table:formula="of:=IF(OR(ISBLANK([.J10]); ISBLANK([.J11])); &quot;&quot;; ([.J10] - [.J11]))" office:value-type="float" office:value="-0.275993864598495" calcext:value-type="float">
            <text:p>-0.28</text:p>
          </table:table-cell>
          <table:table-cell table:style-name="ce20" table:formula="of:=IF(OR(ISBLANK([.K10]); ISBLANK([.K11])); &quot;&quot;; ([.K10] - [.K11]))" office:value-type="float" office:value="0.386854557811901" calcext:value-type="float">
            <text:p>0.39</text:p>
          </table:table-cell>
          <table:table-cell table:style-name="ce26" table:formula="of:=IF(OR(ISBLANK([.L10]); ISBLANK([.L11])); &quot;&quot;; ([.L10] - [.L11]))" office:value-type="float" office:value="-0.753332442470574" calcext:value-type="float">
            <text:p>-0.75</text:p>
          </table:table-cell>
          <table:table-cell table:style-name="ce20" table:formula="of:=IF(OR(ISBLANK([.M10]); ISBLANK([.M11])); &quot;&quot;; ([.M10] - [.M11]))" office:value-type="float" office:value="-0.0733110552611009" calcext:value-type="float">
            <text:p>-0.07</text:p>
          </table:table-cell>
          <table:table-cell table:style-name="ce26" table:formula="of:=IF(OR(ISBLANK([.N10]); ISBLANK([.N11])); &quot;&quot;; ([.N10] - [.N11]))" office:value-type="float" office:value="-0.259688521619961" calcext:value-type="float">
            <text:p>-0.26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0.15_{\delta \hspace{1px} 0.16}$ " calcext:value-type="string">
            <text:p><text:s/>$0.15_{\delta \hspace{1px} 0.16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0.36_{\delta \hspace{1px} -0.17}$ " calcext:value-type="string">
            <text:p><text:s/>$0.36_{\delta \hspace{1px} -0.17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-0.09_{\delta \hspace{1px} 0.05}$ " calcext:value-type="string">
            <text:p><text:s/>$-0.09_{\delta \hspace{1px} 0.05}$ </text:p>
          </table:table-cell>
          <table:table-cell table:style-name="ce76"/>
          <table:table-cell table:style-name="ce66" table:formula="of:=IF(AND([.I12]&lt;&gt;&quot;&quot;; [.J12]&lt;&gt;&quot;&quot;); &quot; $&quot; &amp; TEXT([.I12]; &quot;0.00&quot;) &amp; &quot;_{\delta \hspace{1px} &quot; &amp; TEXT([.J12]; &quot;0.00&quot;) &amp; &quot;}$ &quot;; &quot;&quot;)" office:value-type="string" office:string-value=" $0.17_{\delta \hspace{1px} -0.28}$ " calcext:value-type="string">
            <text:p><text:s/>$0.17_{\delta \hspace{1px} -0.28}$ </text:p>
          </table:table-cell>
          <table:table-cell table:style-name="ce61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0.39_{\delta \hspace{1px} -0.75}$ " calcext:value-type="string">
            <text:p><text:s/>$0.39_{\delta \hspace{1px} -0.75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-0.07_{\delta \hspace{1px} -0.26}$ " calcext:value-type="string">
            <text:p><text:s/>$-0.07_{\delta \hspace{1px} -0.2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>
            <text:p/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AQUAINT</text:p>
          </table:table-cell>
          <table:table-cell table:style-name="ce19" office:value-type="float" office:value="82.4673584272283" calcext:value-type="float">
            <text:p>82.47</text:p>
          </table:table-cell>
          <table:table-cell table:style-name="ce34" office:value-type="float" office:value="4.33616549835374" calcext:value-type="float">
            <text:p>4.34</text:p>
          </table:table-cell>
          <table:table-cell table:style-name="ce19" office:value-type="float" office:value="81.1404287393727" calcext:value-type="float">
            <text:p>81.14</text:p>
          </table:table-cell>
          <table:table-cell table:style-name="ce34" office:value-type="float" office:value="4.7632975710807" calcext:value-type="float">
            <text:p>4.76</text:p>
          </table:table-cell>
          <table:table-cell table:style-name="ce29" office:value-type="float" office:value="83.9788965509922" calcext:value-type="float">
            <text:p>83.98</text:p>
          </table:table-cell>
          <table:table-cell table:style-name="ce29" office:value-type="float" office:value="5.02023219720359" calcext:value-type="float">
            <text:p>5.02</text:p>
          </table:table-cell>
          <table:table-cell table:style-name="ce56"/>
          <table:table-cell table:style-name="ce19" office:value-type="float" office:value="92.0642760557591" calcext:value-type="float">
            <text:p>92.06</text:p>
          </table:table-cell>
          <table:table-cell table:style-name="ce34" office:value-type="float" office:value="2.31057181777383" calcext:value-type="float">
            <text:p>2.31</text:p>
          </table:table-cell>
          <table:table-cell table:style-name="ce19" office:value-type="float" office:value="90.6060619667712" calcext:value-type="float">
            <text:p>90.61</text:p>
          </table:table-cell>
          <table:table-cell table:style-name="ce34" office:value-type="float" office:value="3.93606240161776" calcext:value-type="float">
            <text:p>3.94</text:p>
          </table:table-cell>
          <table:table-cell table:style-name="ce19" office:value-type="float" office:value="93.7292544288164" calcext:value-type="float">
            <text:p>93.73</text:p>
          </table:table-cell>
          <table:table-cell table:style-name="ce34" office:value-type="float" office:value="2.87911018144051" calcext:value-type="float">
            <text:p>2.88</text:p>
          </table:table-cell>
          <table:table-cell table:style-name="ce25" table:number-columns-repeated="2"/>
          <table:table-cell table:style-name="ce24"/>
          <table:table-cell table:style-name="ce44" table:formula="of:=IF([.A14]&lt;&gt;&quot;&quot;; [.A14]; &quot;&quot;)" office:value-type="string" office:string-value="Single: AQUAINT" calcext:value-type="string">
            <text:p>Singl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2.47_{\pm 4.34}$ " calcext:value-type="string">
            <text:p><text:s/>$82.47_{\pm 4.34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1.14_{\pm 4.76}$ " calcext:value-type="string">
            <text:p><text:s/>$81.14_{\pm 4.76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3.98_{\pm 5.02}$ " calcext:value-type="string">
            <text:p><text:s/>$83.98_{\pm 5.02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2.06_{\pm 2.31}$ " calcext:value-type="string">
            <text:p><text:s/>$92.06_{\pm 2.31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0.61_{\pm 3.94}$ " calcext:value-type="string">
            <text:p><text:s/>$90.61_{\pm 3.94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3.73_{\pm 2.88}$ " calcext:value-type="string">
            <text:p><text:s/>$93.73_{\pm 2.8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AQUAINT</text:p>
          </table:table-cell>
          <table:table-cell table:style-name="ce19" office:value-type="float" office:value="83.2053966022287" calcext:value-type="float">
            <text:p>83.21</text:p>
          </table:table-cell>
          <table:table-cell table:style-name="ce34" office:value-type="float" office:value="2.73437463080551" calcext:value-type="float">
            <text:p>2.73</text:p>
          </table:table-cell>
          <table:table-cell table:style-name="ce19" office:value-type="float" office:value="83.1504768272671" calcext:value-type="float">
            <text:p>83.15</text:p>
          </table:table-cell>
          <table:table-cell table:style-name="ce34" office:value-type="float" office:value="3.62452013910739" calcext:value-type="float">
            <text:p>3.62</text:p>
          </table:table-cell>
          <table:table-cell table:style-name="ce29" office:value-type="float" office:value="83.401558495209" calcext:value-type="float">
            <text:p>83.40</text:p>
          </table:table-cell>
          <table:table-cell table:style-name="ce29" office:value-type="float" office:value="3.68418295052623" calcext:value-type="float">
            <text:p>3.68</text:p>
          </table:table-cell>
          <table:table-cell table:style-name="ce56"/>
          <table:table-cell table:style-name="ce19" office:value-type="float" office:value="92.4073015317856" calcext:value-type="float">
            <text:p>92.41</text:p>
          </table:table-cell>
          <table:table-cell table:style-name="ce34" office:value-type="float" office:value="2.34235481739199" calcext:value-type="float">
            <text:p>2.34</text:p>
          </table:table-cell>
          <table:table-cell table:style-name="ce19" office:value-type="float" office:value="92.3371713859246" calcext:value-type="float">
            <text:p>92.34</text:p>
          </table:table-cell>
          <table:table-cell table:style-name="ce34" office:value-type="float" office:value="3.24990261351542" calcext:value-type="float">
            <text:p>3.25</text:p>
          </table:table-cell>
          <table:table-cell table:style-name="ce19" office:value-type="float" office:value="92.6327978273557" calcext:value-type="float">
            <text:p>92.63</text:p>
          </table:table-cell>
          <table:table-cell table:style-name="ce34" office:value-type="float" office:value="3.78922462026707" calcext:value-type="float">
            <text:p>3.79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Multi: AQUAINT" calcext:value-type="string">
            <text:p>Multi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3.21_{\pm 2.73}$ " calcext:value-type="string">
            <text:p><text:s/>$83.21_{\pm 2.73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3.15_{\pm 3.62}$ " calcext:value-type="string">
            <text:p><text:s/>$83.15_{\pm 3.62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3.40_{\pm 3.68}$ " calcext:value-type="string">
            <text:p><text:s/>$83.40_{\pm 3.68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2.41_{\pm 2.34}$ " calcext:value-type="string">
            <text:p><text:s/>$92.41_{\pm 2.34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2.34_{\pm 3.25}$ " calcext:value-type="string">
            <text:p><text:s/>$92.34_{\pm 3.25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2.63_{\pm 3.79}$ " calcext:value-type="string">
            <text:p><text:s/>$92.63_{\pm 3.7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-0.738038175000398" calcext:value-type="float">
            <text:p>-0.74</text:p>
          </table:table-cell>
          <table:table-cell table:style-name="ce26" table:formula="of:=IF(OR(ISBLANK([.C14]); ISBLANK([.C15])); &quot;&quot;; ([.C14] - [.C15]))" office:value-type="float" office:value="1.60179086754823" calcext:value-type="float">
            <text:p>1.60</text:p>
          </table:table-cell>
          <table:table-cell table:style-name="ce20" table:formula="of:=IF(OR(ISBLANK([.D14]); ISBLANK([.D15])); &quot;&quot;; ([.D14] - [.D15]))" office:value-type="float" office:value="-2.0100480878944" calcext:value-type="float">
            <text:p>-2.01</text:p>
          </table:table-cell>
          <table:table-cell table:style-name="ce26" table:formula="of:=IF(OR(ISBLANK([.E14]); ISBLANK([.E15])); &quot;&quot;; ([.E14] - [.E15]))" office:value-type="float" office:value="1.13877743197331" calcext:value-type="float">
            <text:p>1.14</text:p>
          </table:table-cell>
          <table:table-cell table:style-name="ce20" table:formula="of:=IF(OR(ISBLANK([.F14]); ISBLANK([.F15])); &quot;&quot;; ([.F14] - [.F15]))" office:value-type="float" office:value="0.577338055783201" calcext:value-type="float">
            <text:p>0.58</text:p>
          </table:table-cell>
          <table:table-cell table:style-name="ce26" table:formula="of:=IF(OR(ISBLANK([.G14]); ISBLANK([.G15])); &quot;&quot;; ([.G14] - [.G15]))" office:value-type="float" office:value="1.33604924667736" calcext:value-type="float">
            <text:p>1.34</text:p>
          </table:table-cell>
          <table:table-cell table:style-name="ce42"/>
          <table:table-cell table:style-name="ce20" table:formula="of:=IF(OR(ISBLANK([.I14]); ISBLANK([.I15])); &quot;&quot;; ([.I14] - [.I15]))" office:value-type="float" office:value="-0.343025476026511" calcext:value-type="float">
            <text:p>-0.34</text:p>
          </table:table-cell>
          <table:table-cell table:style-name="ce26" table:formula="of:=IF(OR(ISBLANK([.J14]); ISBLANK([.J15])); &quot;&quot;; ([.J14] - [.J15]))" office:value-type="float" office:value="-0.03178299961816" calcext:value-type="float">
            <text:p>-0.03</text:p>
          </table:table-cell>
          <table:table-cell table:style-name="ce20" table:formula="of:=IF(OR(ISBLANK([.K14]); ISBLANK([.K15])); &quot;&quot;; ([.K14] - [.K15]))" office:value-type="float" office:value="-1.73110941915341" calcext:value-type="float">
            <text:p>-1.73</text:p>
          </table:table-cell>
          <table:table-cell table:style-name="ce26" table:formula="of:=IF(OR(ISBLANK([.L14]); ISBLANK([.L15])); &quot;&quot;; ([.L14] - [.L15]))" office:value-type="float" office:value="0.68615978810234" calcext:value-type="float">
            <text:p>0.69</text:p>
          </table:table-cell>
          <table:table-cell table:style-name="ce20" table:formula="of:=IF(OR(ISBLANK([.M14]); ISBLANK([.M15])); &quot;&quot;; ([.M14] - [.M15]))" office:value-type="float" office:value="1.0964566014607" calcext:value-type="float">
            <text:p>1.10</text:p>
          </table:table-cell>
          <table:table-cell table:style-name="ce26" table:formula="of:=IF(OR(ISBLANK([.N14]); ISBLANK([.N15])); &quot;&quot;; ([.N14] - [.N15]))" office:value-type="float" office:value="-0.91011443882656" calcext:value-type="float">
            <text:p>-0.91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-0.74_{\delta \hspace{1px} 1.60}$ " calcext:value-type="string">
            <text:p><text:s/>$-0.74_{\delta \hspace{1px} 1.60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-2.01_{\delta \hspace{1px} 1.14}$ " calcext:value-type="string">
            <text:p><text:s/>$-2.01_{\delta \hspace{1px} 1.14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0.58_{\delta \hspace{1px} 1.34}$ " calcext:value-type="string">
            <text:p><text:s/>$0.58_{\delta \hspace{1px} 1.34}$ </text:p>
          </table:table-cell>
          <table:table-cell table:style-name="ce76"/>
          <table:table-cell table:style-name="ce66" table:formula="of:=IF(AND([.I16]&lt;&gt;&quot;&quot;; [.J16]&lt;&gt;&quot;&quot;); &quot; $&quot; &amp; TEXT([.I16]; &quot;0.00&quot;) &amp; &quot;_{\delta \hspace{1px} &quot; &amp; TEXT([.J16]; &quot;0.00&quot;) &amp; &quot;}$ &quot;; &quot;&quot;)" office:value-type="string" office:string-value=" $-0.34_{\delta \hspace{1px} -0.03}$ " calcext:value-type="string">
            <text:p><text:s/>$-0.34_{\delta \hspace{1px} -0.03}$ </text:p>
          </table:table-cell>
          <table:table-cell table:style-name="ce61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-1.73_{\delta \hspace{1px} 0.69}$ " calcext:value-type="string">
            <text:p><text:s/>$-1.73_{\delta \hspace{1px} 0.69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1.10_{\delta \hspace{1px} -0.91}$ " calcext:value-type="string">
            <text:p><text:s/>$1.10_{\delta \hspace{1px} -0.9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Fullpate</text:p>
          </table:table-cell>
          <table:table-cell table:style-name="ce19" office:value-type="float" office:value="95.7286321877917" calcext:value-type="float">
            <text:p>95.73</text:p>
          </table:table-cell>
          <table:table-cell table:style-name="ce34" office:value-type="float" office:value="1.68145118312824" calcext:value-type="float">
            <text:p>1.68</text:p>
          </table:table-cell>
          <table:table-cell table:style-name="ce19" office:value-type="float" office:value="95.817054151228" calcext:value-type="float">
            <text:p>95.82</text:p>
          </table:table-cell>
          <table:table-cell table:style-name="ce34" office:value-type="float" office:value="1.80491894605989" calcext:value-type="float">
            <text:p>1.80</text:p>
          </table:table-cell>
          <table:table-cell table:style-name="ce29" office:value-type="float" office:value="95.6457091851449" calcext:value-type="float">
            <text:p>95.65</text:p>
          </table:table-cell>
          <table:table-cell table:style-name="ce29" office:value-type="float" office:value="1.70617340869039" calcext:value-type="float">
            <text:p>1.71</text:p>
          </table:table-cell>
          <table:table-cell table:style-name="ce56"/>
          <table:table-cell table:style-name="ce19" office:value-type="float" office:value="98.7398021511929" calcext:value-type="float">
            <text:p>98.74</text:p>
          </table:table-cell>
          <table:table-cell table:style-name="ce34" office:value-type="float" office:value="0.588639509019517" calcext:value-type="float">
            <text:p>0.59</text:p>
          </table:table-cell>
          <table:table-cell table:style-name="ce19" office:value-type="float" office:value="98.8291594101758" calcext:value-type="float">
            <text:p>98.83</text:p>
          </table:table-cell>
          <table:table-cell table:style-name="ce34" office:value-type="float" office:value="0.66115818306294" calcext:value-type="float">
            <text:p>0.66</text:p>
          </table:table-cell>
          <table:table-cell table:style-name="ce19" office:value-type="float" office:value="98.6561025742574" calcext:value-type="float">
            <text:p>98.66</text:p>
          </table:table-cell>
          <table:table-cell table:style-name="ce34" office:value-type="float" office:value="0.893068484031638" calcext:value-type="float">
            <text:p>0.89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Single: Fullpate" calcext:value-type="string">
            <text:p>Singl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5.73_{\pm 1.68}$ " calcext:value-type="string">
            <text:p><text:s/>$95.73_{\pm 1.68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5.82_{\pm 1.80}$ " calcext:value-type="string">
            <text:p><text:s/>$95.82_{\pm 1.80}$ </text:p>
          </table:table-cell>
          <table:table-cell table:style-name="ce69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95.65_{\pm 1.71}$ " calcext:value-type="string">
            <text:p><text:s/>$95.65_{\pm 1.71}$ </text:p>
          </table:table-cell>
          <table:table-cell table:style-name="ce70"/>
          <table:table-cell table:style-name="ce67" table:formula="of:=IF(AND([.I18]&lt;&gt;&quot;&quot;; [.J18]&lt;&gt;&quot;&quot;); &quot; $&quot; &amp; TEXT([.I18]; &quot;0.00&quot;) &amp; &quot;_{\pm &quot; &amp; TEXT([.J18]; &quot;0.00&quot;) &amp; &quot;}$ &quot;; &quot;&quot;)" office:value-type="string" office:string-value=" $98.74_{\pm 0.59}$ " calcext:value-type="string">
            <text:p><text:s/>$98.74_{\pm 0.59}$ </text:p>
          </table:table-cell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8.83_{\pm 0.66}$ " calcext:value-type="string">
            <text:p><text:s/>$98.83_{\pm 0.66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8.66_{\pm 0.89}$ " calcext:value-type="string">
            <text:p><text:s/>$98.66_{\pm 0.8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Fullpate</text:p>
          </table:table-cell>
          <table:table-cell table:style-name="ce19" office:value-type="float" office:value="95.3064528298852" calcext:value-type="float">
            <text:p>95.31</text:p>
          </table:table-cell>
          <table:table-cell table:style-name="ce34" office:value-type="float" office:value="1.63975695160492" calcext:value-type="float">
            <text:p>1.64</text:p>
          </table:table-cell>
          <table:table-cell table:style-name="ce19" office:value-type="float" office:value="94.9846633684436" calcext:value-type="float">
            <text:p>94.98</text:p>
          </table:table-cell>
          <table:table-cell table:style-name="ce34" office:value-type="float" office:value="1.83507805290862" calcext:value-type="float">
            <text:p>1.84</text:p>
          </table:table-cell>
          <table:table-cell table:style-name="ce29" office:value-type="float" office:value="95.6385837185208" calcext:value-type="float">
            <text:p>95.64</text:p>
          </table:table-cell>
          <table:table-cell table:style-name="ce25" office:value-type="float" office:value="1.66524847612928" calcext:value-type="float">
            <text:p>1.67</text:p>
          </table:table-cell>
          <table:table-cell table:style-name="ce56"/>
          <table:table-cell table:style-name="ce19" office:value-type="float" office:value="98.8136736075545" calcext:value-type="float">
            <text:p>98.81</text:p>
          </table:table-cell>
          <table:table-cell table:style-name="ce34" office:value-type="float" office:value="0.679361039060262" calcext:value-type="float">
            <text:p>0.68</text:p>
          </table:table-cell>
          <table:table-cell table:style-name="ce19" office:value-type="float" office:value="98.4803902856286" calcext:value-type="float">
            <text:p>98.48</text:p>
          </table:table-cell>
          <table:table-cell table:style-name="ce34" office:value-type="float" office:value="1.13383326241626" calcext:value-type="float">
            <text:p>1.13</text:p>
          </table:table-cell>
          <table:table-cell table:style-name="ce19" office:value-type="float" office:value="99.1576582108479" calcext:value-type="float">
            <text:p>99.16</text:p>
          </table:table-cell>
          <table:table-cell table:style-name="ce34" office:value-type="float" office:value="0.670055225930808" calcext:value-type="float">
            <text:p>0.67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Multi: Fullpate" calcext:value-type="string">
            <text:p>Multi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5.31_{\pm 1.64}$ " calcext:value-type="string">
            <text:p><text:s/>$95.31_{\pm 1.64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4.98_{\pm 1.84}$ " calcext:value-type="string">
            <text:p><text:s/>$94.98_{\pm 1.84}$ </text:p>
          </table:table-cell>
          <table:table-cell table:style-name="ce69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95.64_{\pm 1.67}$ " calcext:value-type="string">
            <text:p><text:s/>$95.64_{\pm 1.67}$ </text:p>
          </table:table-cell>
          <table:table-cell table:style-name="ce70"/>
          <table:table-cell table:style-name="ce67" table:formula="of:=IF(AND([.I19]&lt;&gt;&quot;&quot;; [.J19]&lt;&gt;&quot;&quot;); &quot; $&quot; &amp; TEXT([.I19]; &quot;0.00&quot;) &amp; &quot;_{\pm &quot; &amp; TEXT([.J19]; &quot;0.00&quot;) &amp; &quot;}$ &quot;; &quot;&quot;)" office:value-type="string" office:string-value=" $98.81_{\pm 0.68}$ " calcext:value-type="string">
            <text:p><text:s/>$98.81_{\pm 0.68}$ </text:p>
          </table:table-cell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8.48_{\pm 1.13}$ " calcext:value-type="string">
            <text:p><text:s/>$98.48_{\pm 1.13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9.16_{\pm 0.67}$ " calcext:value-type="string">
            <text:p><text:s/>$99.16_{\pm 0.67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0.422179357906501" calcext:value-type="float">
            <text:p>0.42</text:p>
          </table:table-cell>
          <table:table-cell table:style-name="ce26" table:formula="of:=IF(OR(ISBLANK([.C18]); ISBLANK([.C19])); &quot;&quot;; ([.C18] - [.C19]))" office:value-type="float" office:value="0.04169423152332" calcext:value-type="float">
            <text:p>0.04</text:p>
          </table:table-cell>
          <table:table-cell table:style-name="ce20" table:formula="of:=IF(OR(ISBLANK([.D18]); ISBLANK([.D19])); &quot;&quot;; ([.D18] - [.D19]))" office:value-type="float" office:value="0.832390782784401" calcext:value-type="float">
            <text:p>0.83</text:p>
          </table:table-cell>
          <table:table-cell table:style-name="ce26" table:formula="of:=IF(OR(ISBLANK([.E18]); ISBLANK([.E19])); &quot;&quot;; ([.E18] - [.E19]))" office:value-type="float" office:value="-0.0301591068487299" calcext:value-type="float">
            <text:p>-0.03</text:p>
          </table:table-cell>
          <table:table-cell table:style-name="ce20" table:formula="of:=IF(OR(ISBLANK([.F18]); ISBLANK([.F19])); &quot;&quot;; ([.F18] - [.F19]))" office:value-type="float" office:value="0.00712546662408897" calcext:value-type="float">
            <text:p>0.01</text:p>
          </table:table-cell>
          <table:table-cell table:style-name="ce26" table:formula="of:=IF(OR(ISBLANK([.G18]); ISBLANK([.G19])); &quot;&quot;; ([.G18] - [.G19]))" office:value-type="float" office:value="0.0409249325611099" calcext:value-type="float">
            <text:p>0.04</text:p>
          </table:table-cell>
          <table:table-cell table:style-name="ce42"/>
          <table:table-cell table:style-name="ce20" table:formula="of:=IF(OR(ISBLANK([.I18]); ISBLANK([.I19])); &quot;&quot;; ([.I18] - [.I19]))" office:value-type="float" office:value="-0.0738714563616014" calcext:value-type="float">
            <text:p>-0.07</text:p>
          </table:table-cell>
          <table:table-cell table:style-name="ce26" table:formula="of:=IF(OR(ISBLANK([.J18]); ISBLANK([.J19])); &quot;&quot;; ([.J18] - [.J19]))" office:value-type="float" office:value="-0.090721530040745" calcext:value-type="float">
            <text:p>-0.09</text:p>
          </table:table-cell>
          <table:table-cell table:style-name="ce20" table:formula="of:=IF(OR(ISBLANK([.K18]); ISBLANK([.K19])); &quot;&quot;; ([.K18] - [.K19]))" office:value-type="float" office:value="0.348769124547204" calcext:value-type="float">
            <text:p>0.35</text:p>
          </table:table-cell>
          <table:table-cell table:style-name="ce26" table:formula="of:=IF(OR(ISBLANK([.L18]); ISBLANK([.L19])); &quot;&quot;; ([.L18] - [.L19]))" office:value-type="float" office:value="-0.47267507935332" calcext:value-type="float">
            <text:p>-0.47</text:p>
          </table:table-cell>
          <table:table-cell table:style-name="ce20" table:formula="of:=IF(OR(ISBLANK([.M18]); ISBLANK([.M19])); &quot;&quot;; ([.M18] - [.M19]))" office:value-type="float" office:value="-0.501555636590496" calcext:value-type="float">
            <text:p>-0.50</text:p>
          </table:table-cell>
          <table:table-cell table:style-name="ce26" table:formula="of:=IF(OR(ISBLANK([.N18]); ISBLANK([.N19])); &quot;&quot;; ([.N18] - [.N19]))" office:value-type="float" office:value="0.22301325810083" calcext:value-type="float">
            <text:p>0.22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0.42_{\delta \hspace{1px} 0.04}$ " calcext:value-type="string">
            <text:p><text:s/>$0.42_{\delta \hspace{1px} 0.04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0.83_{\delta \hspace{1px} -0.03}$ " calcext:value-type="string">
            <text:p><text:s/>$0.83_{\delta \hspace{1px} -0.03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0.01_{\delta \hspace{1px} 0.04}$ " calcext:value-type="string">
            <text:p><text:s/>$0.01_{\delta \hspace{1px} 0.04}$ </text:p>
          </table:table-cell>
          <table:table-cell table:style-name="ce76"/>
          <table:table-cell table:style-name="ce66" table:formula="of:=IF(AND([.I20]&lt;&gt;&quot;&quot;; [.J20]&lt;&gt;&quot;&quot;); &quot; $&quot; &amp; TEXT([.I20]; &quot;0.00&quot;) &amp; &quot;_{\delta \hspace{1px} &quot; &amp; TEXT([.J20]; &quot;0.00&quot;) &amp; &quot;}$ &quot;; &quot;&quot;)" office:value-type="string" office:string-value=" $-0.07_{\delta \hspace{1px} -0.09}$ " calcext:value-type="string">
            <text:p><text:s/>$-0.07_{\delta \hspace{1px} -0.09}$ </text:p>
          </table:table-cell>
          <table:table-cell table:style-name="ce61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35_{\delta \hspace{1px} -0.47}$ " calcext:value-type="string">
            <text:p><text:s/>$0.35_{\delta \hspace{1px} -0.47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-0.50_{\delta \hspace{1px} 0.22}$ " calcext:value-type="string">
            <text:p><text:s/>$-0.50_{\delta \hspace{1px} 0.2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9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0"/>
          <table:table-cell table:style-name="ce67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Pate</text:p>
          </table:table-cell>
          <table:table-cell table:style-name="ce19" office:value-type="float" office:value="95.2853247190147" calcext:value-type="float">
            <text:p>95.29</text:p>
          </table:table-cell>
          <table:table-cell table:style-name="ce34" office:value-type="float" office:value="4.49884030885703" calcext:value-type="float">
            <text:p>4.50</text:p>
          </table:table-cell>
          <table:table-cell table:style-name="ce19" office:value-type="float" office:value="95.386642147039" calcext:value-type="float">
            <text:p>95.39</text:p>
          </table:table-cell>
          <table:table-cell table:style-name="ce34" office:value-type="float" office:value="4.37448516466021" calcext:value-type="float">
            <text:p>4.37</text:p>
          </table:table-cell>
          <table:table-cell table:style-name="ce29" office:value-type="float" office:value="95.204321072723" calcext:value-type="float">
            <text:p>95.20</text:p>
          </table:table-cell>
          <table:table-cell table:style-name="ce25" office:value-type="float" office:value="4.81281049491155" calcext:value-type="float">
            <text:p>4.81</text:p>
          </table:table-cell>
          <table:table-cell table:style-name="ce56"/>
          <table:table-cell table:style-name="ce19" office:value-type="float" office:value="98.9230714047047" calcext:value-type="float">
            <text:p>98.92</text:p>
          </table:table-cell>
          <table:table-cell table:style-name="ce34" office:value-type="float" office:value="1.11673376621059" calcext:value-type="float">
            <text:p>1.12</text:p>
          </table:table-cell>
          <table:table-cell table:style-name="ce19" office:value-type="float" office:value="99.0413287316652" calcext:value-type="float">
            <text:p>99.04</text:p>
          </table:table-cell>
          <table:table-cell table:style-name="ce34" office:value-type="float" office:value="1.58362435743257" calcext:value-type="float">
            <text:p>1.58</text:p>
          </table:table-cell>
          <table:table-cell table:style-name="ce19" office:value-type="float" office:value="98.8260870435124" calcext:value-type="float">
            <text:p>98.83</text:p>
          </table:table-cell>
          <table:table-cell table:style-name="ce34" office:value-type="float" office:value="1.41656988706719" calcext:value-type="float">
            <text:p>1.42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Single: Pate" calcext:value-type="string">
            <text:p>Singl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5.29_{\pm 4.50}$ " calcext:value-type="string">
            <text:p><text:s/>$95.29_{\pm 4.50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5.39_{\pm 4.37}$ " calcext:value-type="string">
            <text:p><text:s/>$95.39_{\pm 4.37}$ </text:p>
          </table:table-cell>
          <table:table-cell table:style-name="ce69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5.20_{\pm 4.81}$ " calcext:value-type="string">
            <text:p><text:s/>$95.20_{\pm 4.81}$ </text:p>
          </table:table-cell>
          <table:table-cell table:style-name="ce70"/>
          <table:table-cell table:style-name="ce67" table:formula="of:=IF(AND([.I22]&lt;&gt;&quot;&quot;; [.J22]&lt;&gt;&quot;&quot;); &quot; $&quot; &amp; TEXT([.I22]; &quot;0.00&quot;) &amp; &quot;_{\pm &quot; &amp; TEXT([.J22]; &quot;0.00&quot;) &amp; &quot;}$ &quot;; &quot;&quot;)" office:value-type="string" office:string-value=" $98.92_{\pm 1.12}$ " calcext:value-type="string">
            <text:p><text:s/>$98.92_{\pm 1.12}$ </text:p>
          </table:table-cell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9.04_{\pm 1.58}$ " calcext:value-type="string">
            <text:p><text:s/>$99.04_{\pm 1.58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8.83_{\pm 1.42}$ " calcext:value-type="string">
            <text:p><text:s/>$98.83_{\pm 1.4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Pate</text:p>
          </table:table-cell>
          <table:table-cell table:style-name="ce19" office:value-type="float" office:value="95.204588516393" calcext:value-type="float">
            <text:p>95.20</text:p>
          </table:table-cell>
          <table:table-cell table:style-name="ce34" office:value-type="float" office:value="2.4526333010207" calcext:value-type="float">
            <text:p>2.45</text:p>
          </table:table-cell>
          <table:table-cell table:style-name="ce19" office:value-type="float" office:value="94.8940370109582" calcext:value-type="float">
            <text:p>94.89</text:p>
          </table:table-cell>
          <table:table-cell table:style-name="ce34" office:value-type="float" office:value="2.48021853336311" calcext:value-type="float">
            <text:p>2.48</text:p>
          </table:table-cell>
          <table:table-cell table:style-name="ce29" office:value-type="float" office:value="95.5241353479445" calcext:value-type="float">
            <text:p>95.52</text:p>
          </table:table-cell>
          <table:table-cell table:style-name="ce29" office:value-type="float" office:value="2.55466165792269" calcext:value-type="float">
            <text:p>2.55</text:p>
          </table:table-cell>
          <table:table-cell table:style-name="ce56"/>
          <table:table-cell table:style-name="ce19" office:value-type="float" office:value="98.7772356379496" calcext:value-type="float">
            <text:p>98.78</text:p>
          </table:table-cell>
          <table:table-cell table:style-name="ce34" office:value-type="float" office:value="1.03050547167782" calcext:value-type="float">
            <text:p>1.03</text:p>
          </table:table-cell>
          <table:table-cell table:style-name="ce19" office:value-type="float" office:value="98.4534245079398" calcext:value-type="float">
            <text:p>98.45</text:p>
          </table:table-cell>
          <table:table-cell table:style-name="ce34" office:value-type="float" office:value="0.980874668350226" calcext:value-type="float">
            <text:p>0.98</text:p>
          </table:table-cell>
          <table:table-cell table:style-name="ce19" office:value-type="float" office:value="99.1104145483564" calcext:value-type="float">
            <text:p>99.11</text:p>
          </table:table-cell>
          <table:table-cell table:style-name="ce34" office:value-type="float" office:value="1.3668174096096" calcext:value-type="float">
            <text:p>1.37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Multi: Pate" calcext:value-type="string">
            <text:p>Multi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5.20_{\pm 2.45}$ " calcext:value-type="string">
            <text:p><text:s/>$95.20_{\pm 2.45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4.89_{\pm 2.48}$ " calcext:value-type="string">
            <text:p><text:s/>$94.89_{\pm 2.48}$ </text:p>
          </table:table-cell>
          <table:table-cell table:style-name="ce69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5.52_{\pm 2.55}$ " calcext:value-type="string">
            <text:p><text:s/>$95.52_{\pm 2.55}$ </text:p>
          </table:table-cell>
          <table:table-cell table:style-name="ce70"/>
          <table:table-cell table:style-name="ce67" table:formula="of:=IF(AND([.I23]&lt;&gt;&quot;&quot;; [.J23]&lt;&gt;&quot;&quot;); &quot; $&quot; &amp; TEXT([.I23]; &quot;0.00&quot;) &amp; &quot;_{\pm &quot; &amp; TEXT([.J23]; &quot;0.00&quot;) &amp; &quot;}$ &quot;; &quot;&quot;)" office:value-type="string" office:string-value=" $98.78_{\pm 1.03}$ " calcext:value-type="string">
            <text:p><text:s/>$98.78_{\pm 1.03}$ </text:p>
          </table:table-cell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8.45_{\pm 0.98}$ " calcext:value-type="string">
            <text:p><text:s/>$98.45_{\pm 0.98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9.11_{\pm 1.37}$ " calcext:value-type="string">
            <text:p><text:s/>$99.11_{\pm 1.37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0.0807362026216936" calcext:value-type="float">
            <text:p>0.08</text:p>
          </table:table-cell>
          <table:table-cell table:style-name="ce26" table:formula="of:=IF(OR(ISBLANK([.C22]); ISBLANK([.C23])); &quot;&quot;; ([.C22] - [.C23]))" office:value-type="float" office:value="2.04620700783633" calcext:value-type="float">
            <text:p>2.05</text:p>
          </table:table-cell>
          <table:table-cell table:style-name="ce20" table:formula="of:=IF(OR(ISBLANK([.D22]); ISBLANK([.D23])); &quot;&quot;; ([.D22] - [.D23]))" office:value-type="float" office:value="0.492605136080798" calcext:value-type="float">
            <text:p>0.49</text:p>
          </table:table-cell>
          <table:table-cell table:style-name="ce26" table:formula="of:=IF(OR(ISBLANK([.E22]); ISBLANK([.E23])); &quot;&quot;; ([.E22] - [.E23]))" office:value-type="float" office:value="1.8942666312971" calcext:value-type="float">
            <text:p>1.89</text:p>
          </table:table-cell>
          <table:table-cell table:style-name="ce20" table:formula="of:=IF(OR(ISBLANK([.F22]); ISBLANK([.F23])); &quot;&quot;; ([.F22] - [.F23]))" office:value-type="float" office:value="-0.319814275221489" calcext:value-type="float">
            <text:p>-0.32</text:p>
          </table:table-cell>
          <table:table-cell table:style-name="ce26" table:formula="of:=IF(OR(ISBLANK([.G22]); ISBLANK([.G23])); &quot;&quot;; ([.G22] - [.G23]))" office:value-type="float" office:value="2.25814883698886" calcext:value-type="float">
            <text:p>2.26</text:p>
          </table:table-cell>
          <table:table-cell table:style-name="ce42"/>
          <table:table-cell table:style-name="ce20" table:formula="of:=IF(OR(ISBLANK([.I22]); ISBLANK([.I23])); &quot;&quot;; ([.I22] - [.I23]))" office:value-type="float" office:value="0.145835766755098" calcext:value-type="float">
            <text:p>0.15</text:p>
          </table:table-cell>
          <table:table-cell table:style-name="ce26" table:formula="of:=IF(OR(ISBLANK([.J22]); ISBLANK([.J23])); &quot;&quot;; ([.J22] - [.J23]))" office:value-type="float" office:value="0.0862282945327701" calcext:value-type="float">
            <text:p>0.09</text:p>
          </table:table-cell>
          <table:table-cell table:style-name="ce20" table:formula="of:=IF(OR(ISBLANK([.K22]); ISBLANK([.K23])); &quot;&quot;; ([.K22] - [.K23]))" office:value-type="float" office:value="0.587904223725403" calcext:value-type="float">
            <text:p>0.59</text:p>
          </table:table-cell>
          <table:table-cell table:style-name="ce26" table:formula="of:=IF(OR(ISBLANK([.L22]); ISBLANK([.L23])); &quot;&quot;; ([.L22] - [.L23]))" office:value-type="float" office:value="0.602749689082344" calcext:value-type="float">
            <text:p>0.60</text:p>
          </table:table-cell>
          <table:table-cell table:style-name="ce20" table:formula="of:=IF(OR(ISBLANK([.M22]); ISBLANK([.M23])); &quot;&quot;; ([.M22] - [.M23]))" office:value-type="float" office:value="-0.284327504844001" calcext:value-type="float">
            <text:p>-0.28</text:p>
          </table:table-cell>
          <table:table-cell table:style-name="ce26" table:formula="of:=IF(OR(ISBLANK([.N22]); ISBLANK([.N23])); &quot;&quot;; ([.N22] - [.N23]))" office:value-type="float" office:value="0.0497524774575899" calcext:value-type="float">
            <text:p>0.05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0.08_{\delta \hspace{1px} 2.05}$ " calcext:value-type="string">
            <text:p><text:s/>$0.08_{\delta \hspace{1px} 2.05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0.49_{\delta \hspace{1px} 1.89}$ " calcext:value-type="string">
            <text:p><text:s/>$0.49_{\delta \hspace{1px} 1.89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-0.32_{\delta \hspace{1px} 2.26}$ " calcext:value-type="string">
            <text:p><text:s/>$-0.32_{\delta \hspace{1px} 2.26}$ </text:p>
          </table:table-cell>
          <table:table-cell table:style-name="ce76"/>
          <table:table-cell table:style-name="ce66" table:formula="of:=IF(AND([.I24]&lt;&gt;&quot;&quot;; [.J24]&lt;&gt;&quot;&quot;); &quot; $&quot; &amp; TEXT([.I24]; &quot;0.00&quot;) &amp; &quot;_{\delta \hspace{1px} &quot; &amp; TEXT([.J24]; &quot;0.00&quot;) &amp; &quot;}$ &quot;; &quot;&quot;)" office:value-type="string" office:string-value=" $0.15_{\delta \hspace{1px} 0.09}$ " calcext:value-type="string">
            <text:p><text:s/>$0.15_{\delta \hspace{1px} 0.09}$ </text:p>
          </table:table-cell>
          <table:table-cell table:style-name="ce61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0.59_{\delta \hspace{1px} 0.60}$ " calcext:value-type="string">
            <text:p><text:s/>$0.59_{\delta \hspace{1px} 0.60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-0.28_{\delta \hspace{1px} 0.05}$ " calcext:value-type="string">
            <text:p><text:s/>$-0.28_{\delta \hspace{1px} 0.0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9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0"/>
          <table:table-cell table:style-name="ce67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Snips</text:p>
          </table:table-cell>
          <table:table-cell table:style-name="ce19" office:value-type="float" office:value="95.4620284982914" calcext:value-type="float">
            <text:p>95.46</text:p>
          </table:table-cell>
          <table:table-cell table:style-name="ce34" office:value-type="float" office:value="2.57203757404589" calcext:value-type="float">
            <text:p>2.57</text:p>
          </table:table-cell>
          <table:table-cell table:style-name="ce19" office:value-type="float" office:value="95.5595441693003" calcext:value-type="float">
            <text:p>95.56</text:p>
          </table:table-cell>
          <table:table-cell table:style-name="ce34" office:value-type="float" office:value="3.1316062728557" calcext:value-type="float">
            <text:p>3.13</text:p>
          </table:table-cell>
          <table:table-cell table:style-name="ce29" office:value-type="float" office:value="95.3772629201941" calcext:value-type="float">
            <text:p>95.38</text:p>
          </table:table-cell>
          <table:table-cell table:style-name="ce29" office:value-type="float" office:value="2.1501404818752" calcext:value-type="float">
            <text:p>2.15</text:p>
          </table:table-cell>
          <table:table-cell table:style-name="ce56"/>
          <table:table-cell table:style-name="ce19" office:value-type="float" office:value="98.9164479520868" calcext:value-type="float">
            <text:p>98.92</text:p>
          </table:table-cell>
          <table:table-cell table:style-name="ce34" office:value-type="float" office:value="0.910040123973357" calcext:value-type="float">
            <text:p>0.91</text:p>
          </table:table-cell>
          <table:table-cell table:style-name="ce19" office:value-type="float" office:value="99.0030904055294" calcext:value-type="float">
            <text:p>99.00</text:p>
          </table:table-cell>
          <table:table-cell table:style-name="ce34" office:value-type="float" office:value="1.19919996020031" calcext:value-type="float">
            <text:p>1.20</text:p>
          </table:table-cell>
          <table:table-cell table:style-name="ce19" office:value-type="float" office:value="98.8429846955895" calcext:value-type="float">
            <text:p>98.84</text:p>
          </table:table-cell>
          <table:table-cell table:style-name="ce34" office:value-type="float" office:value="1.2229967391103" calcext:value-type="float">
            <text:p>1.22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Single: Snips" calcext:value-type="string">
            <text:p>Singl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5.46_{\pm 2.57}$ " calcext:value-type="string">
            <text:p><text:s/>$95.46_{\pm 2.57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5.56_{\pm 3.13}$ " calcext:value-type="string">
            <text:p><text:s/>$95.56_{\pm 3.13}$ </text:p>
          </table:table-cell>
          <table:table-cell table:style-name="ce69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5.38_{\pm 2.15}$ " calcext:value-type="string">
            <text:p><text:s/>$95.38_{\pm 2.15}$ </text:p>
          </table:table-cell>
          <table:table-cell table:style-name="ce70"/>
          <table:table-cell table:style-name="ce67" table:formula="of:=IF(AND([.I26]&lt;&gt;&quot;&quot;; [.J26]&lt;&gt;&quot;&quot;); &quot; $&quot; &amp; TEXT([.I26]; &quot;0.00&quot;) &amp; &quot;_{\pm &quot; &amp; TEXT([.J26]; &quot;0.00&quot;) &amp; &quot;}$ &quot;; &quot;&quot;)" office:value-type="string" office:string-value=" $98.92_{\pm 0.91}$ " calcext:value-type="string">
            <text:p><text:s/>$98.92_{\pm 0.91}$ </text:p>
          </table:table-cell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9.00_{\pm 1.20}$ " calcext:value-type="string">
            <text:p><text:s/>$99.00_{\pm 1.20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8.84_{\pm 1.22}$ " calcext:value-type="string">
            <text:p><text:s/>$98.84_{\pm 1.2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Snips</text:p>
          </table:table-cell>
          <table:table-cell table:style-name="ce19" office:value-type="float" office:value="95.8768025574391" calcext:value-type="float">
            <text:p>95.88</text:p>
          </table:table-cell>
          <table:table-cell table:style-name="ce34" office:value-type="float" office:value="1.30782949568124" calcext:value-type="float">
            <text:p>1.31</text:p>
          </table:table-cell>
          <table:table-cell table:style-name="ce19" office:value-type="float" office:value="96.1376461068568" calcext:value-type="float">
            <text:p>96.14</text:p>
          </table:table-cell>
          <table:table-cell table:style-name="ce34" office:value-type="float" office:value="1.48533318579288" calcext:value-type="float">
            <text:p>1.49</text:p>
          </table:table-cell>
          <table:table-cell table:style-name="ce29" office:value-type="float" office:value="95.6305336071364" calcext:value-type="float">
            <text:p>95.63</text:p>
          </table:table-cell>
          <table:table-cell table:style-name="ce25" office:value-type="float" office:value="1.56874264483146" calcext:value-type="float">
            <text:p>1.57</text:p>
          </table:table-cell>
          <table:table-cell table:style-name="ce56"/>
          <table:table-cell table:style-name="ce19" office:value-type="float" office:value="99.1031146161474" calcext:value-type="float">
            <text:p>99.10</text:p>
          </table:table-cell>
          <table:table-cell table:style-name="ce34" office:value-type="float" office:value="0.632491026366447" calcext:value-type="float">
            <text:p>0.63</text:p>
          </table:table-cell>
          <table:table-cell table:style-name="ce19" office:value-type="float" office:value="99.3714095213684" calcext:value-type="float">
            <text:p>99.37</text:p>
          </table:table-cell>
          <table:table-cell table:style-name="ce34" office:value-type="float" office:value="0.821269262670241" calcext:value-type="float">
            <text:p>0.82</text:p>
          </table:table-cell>
          <table:table-cell table:style-name="ce19" office:value-type="float" office:value="98.8498760783904" calcext:value-type="float">
            <text:p>98.85</text:p>
          </table:table-cell>
          <table:table-cell table:style-name="ce34" office:value-type="float" office:value="1.20628651838475" calcext:value-type="float">
            <text:p>1.21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27]&lt;&gt;&quot;&quot;; [.A27]; &quot;&quot;)" office:value-type="string" office:string-value="Multi: Snips" calcext:value-type="string">
            <text:p>Multi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5.88_{\pm 1.31}$ " calcext:value-type="string">
            <text:p><text:s/>$95.88_{\pm 1.31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6.14_{\pm 1.49}$ " calcext:value-type="string">
            <text:p><text:s/>$96.14_{\pm 1.49}$ </text:p>
          </table:table-cell>
          <table:table-cell table:style-name="ce69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5.63_{\pm 1.57}$ " calcext:value-type="string">
            <text:p><text:s/>$95.63_{\pm 1.57}$ </text:p>
          </table:table-cell>
          <table:table-cell table:style-name="ce70"/>
          <table:table-cell table:style-name="ce67" table:formula="of:=IF(AND([.I27]&lt;&gt;&quot;&quot;; [.J27]&lt;&gt;&quot;&quot;); &quot; $&quot; &amp; TEXT([.I27]; &quot;0.00&quot;) &amp; &quot;_{\pm &quot; &amp; TEXT([.J27]; &quot;0.00&quot;) &amp; &quot;}$ &quot;; &quot;&quot;)" office:value-type="string" office:string-value=" $99.10_{\pm 0.63}$ " calcext:value-type="string">
            <text:p><text:s/>$99.10_{\pm 0.63}$ </text:p>
          </table:table-cell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9.37_{\pm 0.82}$ " calcext:value-type="string">
            <text:p><text:s/>$99.37_{\pm 0.82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8.85_{\pm 1.21}$ " calcext:value-type="string">
            <text:p><text:s/>$98.85_{\pm 1.21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-0.414774059147703" calcext:value-type="float">
            <text:p>-0.41</text:p>
          </table:table-cell>
          <table:table-cell table:style-name="ce26" table:formula="of:=IF(OR(ISBLANK([.C26]); ISBLANK([.C27])); &quot;&quot;; ([.C26] - [.C27]))" office:value-type="float" office:value="1.26420807836465" calcext:value-type="float">
            <text:p>1.26</text:p>
          </table:table-cell>
          <table:table-cell table:style-name="ce20" table:formula="of:=IF(OR(ISBLANK([.D26]); ISBLANK([.D27])); &quot;&quot;; ([.D26] - [.D27]))" office:value-type="float" office:value="-0.578101937556511" calcext:value-type="float">
            <text:p>-0.58</text:p>
          </table:table-cell>
          <table:table-cell table:style-name="ce26" table:formula="of:=IF(OR(ISBLANK([.E26]); ISBLANK([.E27])); &quot;&quot;; ([.E26] - [.E27]))" office:value-type="float" office:value="1.64627308706282" calcext:value-type="float">
            <text:p>1.65</text:p>
          </table:table-cell>
          <table:table-cell table:style-name="ce20" table:formula="of:=IF(OR(ISBLANK([.F26]); ISBLANK([.F27])); &quot;&quot;; ([.F26] - [.F27]))" office:value-type="float" office:value="-0.253270686942301" calcext:value-type="float">
            <text:p>-0.25</text:p>
          </table:table-cell>
          <table:table-cell table:style-name="ce26" table:formula="of:=IF(OR(ISBLANK([.G26]); ISBLANK([.G27])); &quot;&quot;; ([.G26] - [.G27]))" office:value-type="float" office:value="0.58139783704374" calcext:value-type="float">
            <text:p>0.58</text:p>
          </table:table-cell>
          <table:table-cell table:style-name="ce42"/>
          <table:table-cell table:style-name="ce20" table:formula="of:=IF(OR(ISBLANK([.I26]); ISBLANK([.I27])); &quot;&quot;; ([.I26] - [.I27]))" office:value-type="float" office:value="-0.186666664060596" calcext:value-type="float">
            <text:p>-0.19</text:p>
          </table:table-cell>
          <table:table-cell table:style-name="ce26" table:formula="of:=IF(OR(ISBLANK([.J26]); ISBLANK([.J27])); &quot;&quot;; ([.J26] - [.J27]))" office:value-type="float" office:value="0.27754909760691" calcext:value-type="float">
            <text:p>0.28</text:p>
          </table:table-cell>
          <table:table-cell table:style-name="ce20" table:formula="of:=IF(OR(ISBLANK([.K26]); ISBLANK([.K27])); &quot;&quot;; ([.K26] - [.K27]))" office:value-type="float" office:value="-0.368319115839" calcext:value-type="float">
            <text:p>-0.37</text:p>
          </table:table-cell>
          <table:table-cell table:style-name="ce26" table:formula="of:=IF(OR(ISBLANK([.L26]); ISBLANK([.L27])); &quot;&quot;; ([.L26] - [.L27]))" office:value-type="float" office:value="0.377930697530069" calcext:value-type="float">
            <text:p>0.38</text:p>
          </table:table-cell>
          <table:table-cell table:style-name="ce20" table:formula="of:=IF(OR(ISBLANK([.M26]); ISBLANK([.M27])); &quot;&quot;; ([.M26] - [.M27]))" office:value-type="float" office:value="-0.00689138280090162" calcext:value-type="float">
            <text:p>-0.01</text:p>
          </table:table-cell>
          <table:table-cell table:style-name="ce26" table:formula="of:=IF(OR(ISBLANK([.N26]); ISBLANK([.N27])); &quot;&quot;; ([.N26] - [.N27]))" office:value-type="float" office:value="0.0167102207255501" calcext:value-type="float">
            <text:p>0.02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-0.41_{\delta \hspace{1px} 1.26}$ " calcext:value-type="string">
            <text:p><text:s/>$-0.41_{\delta \hspace{1px} 1.26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-0.58_{\delta \hspace{1px} 1.65}$ " calcext:value-type="string">
            <text:p><text:s/>$-0.58_{\delta \hspace{1px} 1.65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-0.25_{\delta \hspace{1px} 0.58}$ " calcext:value-type="string">
            <text:p><text:s/>$-0.25_{\delta \hspace{1px} 0.58}$ </text:p>
          </table:table-cell>
          <table:table-cell table:style-name="ce76"/>
          <table:table-cell table:style-name="ce66" table:formula="of:=IF(AND([.I28]&lt;&gt;&quot;&quot;; [.J28]&lt;&gt;&quot;&quot;); &quot; $&quot; &amp; TEXT([.I28]; &quot;0.00&quot;) &amp; &quot;_{\delta \hspace{1px} &quot; &amp; TEXT([.J28]; &quot;0.00&quot;) &amp; &quot;}$ &quot;; &quot;&quot;)" office:value-type="string" office:string-value=" $-0.19_{\delta \hspace{1px} 0.28}$ " calcext:value-type="string">
            <text:p><text:s/>$-0.19_{\delta \hspace{1px} 0.28}$ </text:p>
          </table:table-cell>
          <table:table-cell table:style-name="ce61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-0.37_{\delta \hspace{1px} 0.38}$ " calcext:value-type="string">
            <text:p><text:s/>$-0.37_{\delta \hspace{1px} 0.38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-0.01_{\delta \hspace{1px} 0.02}$ " calcext:value-type="string">
            <text:p><text:s/>$-0.01_{\delta \hspace{1px} 0.02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70"/>
          <table:table-cell table:style-name="ce67" table:formula="of:=IF(AND([.I29]&lt;&gt;&quot;&quot;; [.J29]&lt;&gt;&quot;&quot;); &quot; $&quot; &amp; TEXT([.I29]; &quot;0.00&quot;) &amp; &quot;_{\pm &quot; &amp; TEXT([.J29]; &quot;0.00&quot;) &amp; &quot;}$ &quot;; &quot;&quot;)">
            <text:p/>
          </table:table-cell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Single: </text:span>WikiWars</text:p>
          </table:table-cell>
          <table:table-cell table:style-name="ce19" office:value-type="float" office:value="93.7141631357726" calcext:value-type="float">
            <text:p>93.71</text:p>
          </table:table-cell>
          <table:table-cell table:style-name="ce34" office:value-type="float" office:value="1.45991691227501" calcext:value-type="float">
            <text:p>1.46</text:p>
          </table:table-cell>
          <table:table-cell table:style-name="ce19" office:value-type="float" office:value="92.9722667675898" calcext:value-type="float">
            <text:p>92.97</text:p>
          </table:table-cell>
          <table:table-cell table:style-name="ce34" office:value-type="float" office:value="1.64479364316865" calcext:value-type="float">
            <text:p>1.64</text:p>
          </table:table-cell>
          <table:table-cell table:style-name="ce29" office:value-type="float" office:value="94.4755303854179" calcext:value-type="float">
            <text:p>94.48</text:p>
          </table:table-cell>
          <table:table-cell table:style-name="ce25" office:value-type="float" office:value="1.49031120793349" calcext:value-type="float">
            <text:p>1.49</text:p>
          </table:table-cell>
          <table:table-cell table:style-name="ce56"/>
          <table:table-cell table:style-name="ce19" office:value-type="float" office:value="97.5179826191517" calcext:value-type="float">
            <text:p>97.52</text:p>
          </table:table-cell>
          <table:table-cell table:style-name="ce34" office:value-type="float" office:value="0.664046840962203" calcext:value-type="float">
            <text:p>0.66</text:p>
          </table:table-cell>
          <table:table-cell table:style-name="ce19" office:value-type="float" office:value="96.7436384783535" calcext:value-type="float">
            <text:p>96.74</text:p>
          </table:table-cell>
          <table:table-cell table:style-name="ce34" office:value-type="float" office:value="0.815321631650381" calcext:value-type="float">
            <text:p>0.82</text:p>
          </table:table-cell>
          <table:table-cell table:style-name="ce19" office:value-type="float" office:value="98.3127094404743" calcext:value-type="float">
            <text:p>98.31</text:p>
          </table:table-cell>
          <table:table-cell table:style-name="ce34" office:value-type="float" office:value="0.98663919608471" calcext:value-type="float">
            <text:p>0.99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0]&lt;&gt;&quot;&quot;; [.A30]; &quot;&quot;)" office:value-type="string" office:string-value="Single: WikiWars" calcext:value-type="string">
            <text:p>Singl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3.71_{\pm 1.46}$ " calcext:value-type="string">
            <text:p><text:s/>$93.71_{\pm 1.46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2.97_{\pm 1.64}$ " calcext:value-type="string">
            <text:p><text:s/>$92.97_{\pm 1.64}$ </text:p>
          </table:table-cell>
          <table:table-cell table:style-name="ce69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48_{\pm 1.49}$ " calcext:value-type="string">
            <text:p><text:s/>$94.48_{\pm 1.49}$ </text:p>
          </table:table-cell>
          <table:table-cell table:style-name="ce70"/>
          <table:table-cell table:style-name="ce67" table:formula="of:=IF(AND([.I30]&lt;&gt;&quot;&quot;; [.J30]&lt;&gt;&quot;&quot;); &quot; $&quot; &amp; TEXT([.I30]; &quot;0.00&quot;) &amp; &quot;_{\pm &quot; &amp; TEXT([.J30]; &quot;0.00&quot;) &amp; &quot;}$ &quot;; &quot;&quot;)" office:value-type="string" office:string-value=" $97.52_{\pm 0.66}$ " calcext:value-type="string">
            <text:p><text:s/>$97.52_{\pm 0.66}$ </text:p>
          </table:table-cell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6.74_{\pm 0.82}$ " calcext:value-type="string">
            <text:p><text:s/>$96.74_{\pm 0.82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8.31_{\pm 0.99}$ " calcext:value-type="string">
            <text:p><text:s/>$98.31_{\pm 0.99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Multi: </text:span>WikiWars</text:p>
          </table:table-cell>
          <table:table-cell table:style-name="ce19" office:value-type="float" office:value="93.299014999238" calcext:value-type="float">
            <text:p>93.30</text:p>
          </table:table-cell>
          <table:table-cell table:style-name="ce34" office:value-type="float" office:value="1.53375202446131" calcext:value-type="float">
            <text:p>1.53</text:p>
          </table:table-cell>
          <table:table-cell table:style-name="ce19" office:value-type="float" office:value="92.3933417523327" calcext:value-type="float">
            <text:p>92.39</text:p>
          </table:table-cell>
          <table:table-cell table:style-name="ce34" office:value-type="float" office:value="1.64278081091357" calcext:value-type="float">
            <text:p>1.64</text:p>
          </table:table-cell>
          <table:table-cell table:style-name="ce29" office:value-type="float" office:value="94.2275533835024" calcext:value-type="float">
            <text:p>94.23</text:p>
          </table:table-cell>
          <table:table-cell table:style-name="ce25" office:value-type="float" office:value="1.56878814543253" calcext:value-type="float">
            <text:p>1.57</text:p>
          </table:table-cell>
          <table:table-cell table:style-name="ce56"/>
          <table:table-cell table:style-name="ce19" office:value-type="float" office:value="97.4025626863522" calcext:value-type="float">
            <text:p>97.40</text:p>
          </table:table-cell>
          <table:table-cell table:style-name="ce34" office:value-type="float" office:value="0.7451095362047" calcext:value-type="float">
            <text:p>0.75</text:p>
          </table:table-cell>
          <table:table-cell table:style-name="ce19" office:value-type="float" office:value="96.4569622491736" calcext:value-type="float">
            <text:p>96.46</text:p>
          </table:table-cell>
          <table:table-cell table:style-name="ce34" office:value-type="float" office:value="0.975312904113779" calcext:value-type="float">
            <text:p>0.98</text:p>
          </table:table-cell>
          <table:table-cell table:style-name="ce19" office:value-type="float" office:value="98.3720266399767" calcext:value-type="float">
            <text:p>98.37</text:p>
          </table:table-cell>
          <table:table-cell table:style-name="ce34" office:value-type="float" office:value="0.806621977501082" calcext:value-type="float">
            <text:p>0.81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1]&lt;&gt;&quot;&quot;; [.A31]; &quot;&quot;)" office:value-type="string" office:string-value="Multi: WikiWars" calcext:value-type="string">
            <text:p>Multi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3.30_{\pm 1.53}$ " calcext:value-type="string">
            <text:p><text:s/>$93.30_{\pm 1.53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2.39_{\pm 1.64}$ " calcext:value-type="string">
            <text:p><text:s/>$92.39_{\pm 1.64}$ </text:p>
          </table:table-cell>
          <table:table-cell table:style-name="ce69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23_{\pm 1.57}$ " calcext:value-type="string">
            <text:p><text:s/>$94.23_{\pm 1.57}$ </text:p>
          </table:table-cell>
          <table:table-cell table:style-name="ce70"/>
          <table:table-cell table:style-name="ce67" table:formula="of:=IF(AND([.I31]&lt;&gt;&quot;&quot;; [.J31]&lt;&gt;&quot;&quot;); &quot; $&quot; &amp; TEXT([.I31]; &quot;0.00&quot;) &amp; &quot;_{\pm &quot; &amp; TEXT([.J31]; &quot;0.00&quot;) &amp; &quot;}$ &quot;; &quot;&quot;)" office:value-type="string" office:string-value=" $97.40_{\pm 0.75}$ " calcext:value-type="string">
            <text:p><text:s/>$97.40_{\pm 0.75}$ </text:p>
          </table:table-cell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6.46_{\pm 0.98}$ " calcext:value-type="string">
            <text:p><text:s/>$96.46_{\pm 0.98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8.37_{\pm 0.81}$ " calcext:value-type="string">
            <text:p><text:s/>$98.37_{\pm 0.81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0.415148136534597" calcext:value-type="float">
            <text:p>0.42</text:p>
          </table:table-cell>
          <table:table-cell table:style-name="ce26" table:formula="of:=IF(OR(ISBLANK([.C30]); ISBLANK([.C31])); &quot;&quot;; ([.C30] - [.C31]))" office:value-type="float" office:value="-0.0738351121863001" calcext:value-type="float">
            <text:p>-0.07</text:p>
          </table:table-cell>
          <table:table-cell table:style-name="ce20" table:formula="of:=IF(OR(ISBLANK([.D30]); ISBLANK([.D31])); &quot;&quot;; ([.D30] - [.D31]))" office:value-type="float" office:value="0.578925015257099" calcext:value-type="float">
            <text:p>0.58</text:p>
          </table:table-cell>
          <table:table-cell table:style-name="ce26" table:formula="of:=IF(OR(ISBLANK([.E30]); ISBLANK([.E31])); &quot;&quot;; ([.E30] - [.E31]))" office:value-type="float" office:value="0.00201283225508009" calcext:value-type="float">
            <text:p>0.00</text:p>
          </table:table-cell>
          <table:table-cell table:style-name="ce20" table:formula="of:=IF(OR(ISBLANK([.F30]); ISBLANK([.F31])); &quot;&quot;; ([.F30] - [.F31]))" office:value-type="float" office:value="0.247977001915501" calcext:value-type="float">
            <text:p>0.25</text:p>
          </table:table-cell>
          <table:table-cell table:style-name="ce26" table:formula="of:=IF(OR(ISBLANK([.G30]); ISBLANK([.G31])); &quot;&quot;; ([.G30] - [.G31]))" office:value-type="float" office:value="-0.0784769374990402" calcext:value-type="float">
            <text:p>-0.08</text:p>
          </table:table-cell>
          <table:table-cell table:style-name="ce42"/>
          <table:table-cell table:style-name="ce20" table:formula="of:=IF(OR(ISBLANK([.I30]); ISBLANK([.I31])); &quot;&quot;; ([.I30] - [.I31]))" office:value-type="float" office:value="0.115419932799497" calcext:value-type="float">
            <text:p>0.12</text:p>
          </table:table-cell>
          <table:table-cell table:style-name="ce26" table:formula="of:=IF(OR(ISBLANK([.J30]); ISBLANK([.J31])); &quot;&quot;; ([.J30] - [.J31]))" office:value-type="float" office:value="-0.081062695242497" calcext:value-type="float">
            <text:p>-0.08</text:p>
          </table:table-cell>
          <table:table-cell table:style-name="ce20" table:formula="of:=IF(OR(ISBLANK([.K30]); ISBLANK([.K31])); &quot;&quot;; ([.K30] - [.K31]))" office:value-type="float" office:value="0.286676229179903" calcext:value-type="float">
            <text:p>0.29</text:p>
          </table:table-cell>
          <table:table-cell table:style-name="ce26" table:formula="of:=IF(OR(ISBLANK([.L30]); ISBLANK([.L31])); &quot;&quot;; ([.L30] - [.L31]))" office:value-type="float" office:value="-0.159991272463398" calcext:value-type="float">
            <text:p>-0.16</text:p>
          </table:table-cell>
          <table:table-cell table:style-name="ce20" table:formula="of:=IF(OR(ISBLANK([.M30]); ISBLANK([.M31])); &quot;&quot;; ([.M30] - [.M31]))" office:value-type="float" office:value="-0.0593171995024022" calcext:value-type="float">
            <text:p>-0.06</text:p>
          </table:table-cell>
          <table:table-cell table:style-name="ce26" table:formula="of:=IF(OR(ISBLANK([.N30]); ISBLANK([.N31])); &quot;&quot;; ([.N30] - [.N31]))" office:value-type="float" office:value="0.180017218583628" calcext:value-type="float">
            <text:p>0.18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0.42_{\delta \hspace{1px} -0.07}$ " calcext:value-type="string">
            <text:p><text:s/>$0.42_{\delta \hspace{1px} -0.07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0.58_{\delta \hspace{1px} 0.00}$ " calcext:value-type="string">
            <text:p><text:s/>$0.58_{\delta \hspace{1px} 0.00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25_{\delta \hspace{1px} -0.08}$ " calcext:value-type="string">
            <text:p><text:s/>$0.25_{\delta \hspace{1px} -0.08}$ </text:p>
          </table:table-cell>
          <table:table-cell table:style-name="ce76"/>
          <table:table-cell table:style-name="ce66" table:formula="of:=IF(AND([.I32]&lt;&gt;&quot;&quot;; [.J32]&lt;&gt;&quot;&quot;); &quot; $&quot; &amp; TEXT([.I32]; &quot;0.00&quot;) &amp; &quot;_{\delta \hspace{1px} &quot; &amp; TEXT([.J32]; &quot;0.00&quot;) &amp; &quot;}$ &quot;; &quot;&quot;)" office:value-type="string" office:string-value=" $0.12_{\delta \hspace{1px} -0.08}$ " calcext:value-type="string">
            <text:p><text:s/>$0.12_{\delta \hspace{1px} -0.08}$ </text:p>
          </table:table-cell>
          <table:table-cell table:style-name="ce61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0.29_{\delta \hspace{1px} -0.16}$ " calcext:value-type="string">
            <text:p><text:s/>$0.29_{\delta \hspace{1px} -0.16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-0.06_{\delta \hspace{1px} 0.18}$ " calcext:value-type="string">
            <text:p><text:s/>$-0.06_{\delta \hspace{1px} 0.18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9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70"/>
          <table:table-cell table:style-name="ce67" table:formula="of:=IF(AND([.I33]&lt;&gt;&quot;&quot;; [.J33]&lt;&gt;&quot;&quot;); &quot; $&quot; &amp; TEXT([.I33]; &quot;0.00&quot;) &amp; &quot;_{\pm &quot; &amp; TEXT([.J33]; &quot;0.00&quot;) &amp; &quot;}$ &quot;; &quot;&quot;)">
            <text:p/>
          </table:table-cell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Single: </text:span>Tweets</text:p>
          </table:table-cell>
          <table:table-cell table:style-name="ce19" office:value-type="float" office:value="89.7721127202607" calcext:value-type="float">
            <text:p>89.77</text:p>
          </table:table-cell>
          <table:table-cell table:style-name="ce34" office:value-type="float" office:value="2.41527171449562" calcext:value-type="float">
            <text:p>2.42</text:p>
          </table:table-cell>
          <table:table-cell table:style-name="ce19" office:value-type="float" office:value="89.0696307918889" calcext:value-type="float">
            <text:p>89.07</text:p>
          </table:table-cell>
          <table:table-cell table:style-name="ce34" office:value-type="float" office:value="3.5062866075462" calcext:value-type="float">
            <text:p>3.51</text:p>
          </table:table-cell>
          <table:table-cell table:style-name="ce29" office:value-type="float" office:value="90.5786937718143" calcext:value-type="float">
            <text:p>90.58</text:p>
          </table:table-cell>
          <table:table-cell table:style-name="ce25" office:value-type="float" office:value="2.68576025148241" calcext:value-type="float">
            <text:p>2.69</text:p>
          </table:table-cell>
          <table:table-cell table:style-name="ce56"/>
          <table:table-cell table:style-name="ce19" office:value-type="float" office:value="95.250814226289" calcext:value-type="float">
            <text:p>95.25</text:p>
          </table:table-cell>
          <table:table-cell table:style-name="ce34" office:value-type="float" office:value="1.62775889439018" calcext:value-type="float">
            <text:p>1.63</text:p>
          </table:table-cell>
          <table:table-cell table:style-name="ce19" office:value-type="float" office:value="94.4936904255149" calcext:value-type="float">
            <text:p>94.49</text:p>
          </table:table-cell>
          <table:table-cell table:style-name="ce34" office:value-type="float" office:value="2.78612457249072" calcext:value-type="float">
            <text:p>2.79</text:p>
          </table:table-cell>
          <table:table-cell table:style-name="ce19" office:value-type="float" office:value="96.1187007565418" calcext:value-type="float">
            <text:p>96.12</text:p>
          </table:table-cell>
          <table:table-cell table:style-name="ce34" office:value-type="float" office:value="2.53693002315816" calcext:value-type="float">
            <text:p>2.54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4]&lt;&gt;&quot;&quot;; [.A34]; &quot;&quot;)" office:value-type="string" office:string-value="Single: Tweets" calcext:value-type="string">
            <text:p>Single: Tweets</text:p>
          </table:table-cell>
          <table:table-cell table:style-name="ce67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89.77_{\pm 2.42}$ " calcext:value-type="string">
            <text:p><text:s/>$89.77_{\pm 2.42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89.07_{\pm 3.51}$ " calcext:value-type="string">
            <text:p><text:s/>$89.07_{\pm 3.51}$ </text:p>
          </table:table-cell>
          <table:table-cell table:style-name="ce69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90.58_{\pm 2.69}$ " calcext:value-type="string">
            <text:p><text:s/>$90.58_{\pm 2.69}$ </text:p>
          </table:table-cell>
          <table:table-cell table:style-name="ce70"/>
          <table:table-cell table:style-name="ce67" table:formula="of:=IF(AND([.I34]&lt;&gt;&quot;&quot;; [.J34]&lt;&gt;&quot;&quot;); &quot; $&quot; &amp; TEXT([.I34]; &quot;0.00&quot;) &amp; &quot;_{\pm &quot; &amp; TEXT([.J34]; &quot;0.00&quot;) &amp; &quot;}$ &quot;; &quot;&quot;)" office:value-type="string" office:string-value=" $95.25_{\pm 1.63}$ " calcext:value-type="string">
            <text:p><text:s/>$95.25_{\pm 1.63}$ </text:p>
          </table:table-cell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4.49_{\pm 2.79}$ " calcext:value-type="string">
            <text:p><text:s/>$94.49_{\pm 2.79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6.12_{\pm 2.54}$ " calcext:value-type="string">
            <text:p><text:s/>$96.12_{\pm 2.54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Multi: </text:span>Tweets</text:p>
          </table:table-cell>
          <table:table-cell table:style-name="ce19" office:value-type="float" office:value="88.3504095621654" calcext:value-type="float">
            <text:p>88.35</text:p>
          </table:table-cell>
          <table:table-cell table:style-name="ce34" office:value-type="float" office:value="3.1244707105561" calcext:value-type="float">
            <text:p>3.12</text:p>
          </table:table-cell>
          <table:table-cell table:style-name="ce19" office:value-type="float" office:value="87.3662400955558" calcext:value-type="float">
            <text:p>87.37</text:p>
          </table:table-cell>
          <table:table-cell table:style-name="ce34" office:value-type="float" office:value="3.59555817126055" calcext:value-type="float">
            <text:p>3.60</text:p>
          </table:table-cell>
          <table:table-cell table:style-name="ce29" office:value-type="float" office:value="89.3955816587178" calcext:value-type="float">
            <text:p>89.40</text:p>
          </table:table-cell>
          <table:table-cell table:style-name="ce25" office:value-type="float" office:value="3.15408335145938" calcext:value-type="float">
            <text:p>3.15</text:p>
          </table:table-cell>
          <table:table-cell table:style-name="ce56"/>
          <table:table-cell table:style-name="ce19" office:value-type="float" office:value="93.9413978123898" calcext:value-type="float">
            <text:p>93.94</text:p>
          </table:table-cell>
          <table:table-cell table:style-name="ce34" office:value-type="float" office:value="1.96469578420727" calcext:value-type="float">
            <text:p>1.96</text:p>
          </table:table-cell>
          <table:table-cell table:style-name="ce19" office:value-type="float" office:value="92.8948337081036" calcext:value-type="float">
            <text:p>92.89</text:p>
          </table:table-cell>
          <table:table-cell table:style-name="ce34" office:value-type="float" office:value="2.73514977735983" calcext:value-type="float">
            <text:p>2.74</text:p>
          </table:table-cell>
          <table:table-cell table:style-name="ce19" office:value-type="float" office:value="95.052542762371" calcext:value-type="float">
            <text:p>95.05</text:p>
          </table:table-cell>
          <table:table-cell table:style-name="ce34" office:value-type="float" office:value="1.97890947809459" calcext:value-type="float">
            <text:p>1.98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5]&lt;&gt;&quot;&quot;; [.A35]; &quot;&quot;)" office:value-type="string" office:string-value="Multi: Tweets" calcext:value-type="string">
            <text:p>Multi: Tweets</text:p>
          </table:table-cell>
          <table:table-cell table:style-name="ce67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88.35_{\pm 3.12}$ " calcext:value-type="string">
            <text:p><text:s/>$88.35_{\pm 3.12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87.37_{\pm 3.60}$ " calcext:value-type="string">
            <text:p><text:s/>$87.37_{\pm 3.60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89.40_{\pm 3.15}$ " calcext:value-type="string">
            <text:p><text:s/>$89.40_{\pm 3.15}$ </text:p>
          </table:table-cell>
          <table:table-cell table:style-name="ce70"/>
          <table:table-cell table:style-name="ce67" table:formula="of:=IF(AND([.I35]&lt;&gt;&quot;&quot;; [.J35]&lt;&gt;&quot;&quot;); &quot; $&quot; &amp; TEXT([.I35]; &quot;0.00&quot;) &amp; &quot;_{\pm &quot; &amp; TEXT([.J35]; &quot;0.00&quot;) &amp; &quot;}$ &quot;; &quot;&quot;)" office:value-type="string" office:string-value=" $93.94_{\pm 1.96}$ " calcext:value-type="string">
            <text:p><text:s/>$93.94_{\pm 1.96}$ </text:p>
          </table:table-cell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2.89_{\pm 2.74}$ " calcext:value-type="string">
            <text:p><text:s/>$92.89_{\pm 2.74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5.05_{\pm 1.98}$ " calcext:value-type="string">
            <text:p><text:s/>$95.05_{\pm 1.98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1.4217031580953" calcext:value-type="float">
            <text:p>1.42</text:p>
          </table:table-cell>
          <table:table-cell table:style-name="ce107" table:formula="of:=IF(OR(ISBLANK([.C34]); ISBLANK([.C35])); &quot;&quot;; ([.C34] - [.C35]))" office:value-type="float" office:value="-0.70919899606048" calcext:value-type="float">
            <text:p>-0.71</text:p>
          </table:table-cell>
          <table:table-cell table:style-name="ce94" table:formula="of:=IF(OR(ISBLANK([.D34]); ISBLANK([.D35])); &quot;&quot;; ([.D34] - [.D35]))" office:value-type="float" office:value="1.7033906963331" calcext:value-type="float">
            <text:p>1.70</text:p>
          </table:table-cell>
          <table:table-cell table:style-name="ce107" table:formula="of:=IF(OR(ISBLANK([.E34]); ISBLANK([.E35])); &quot;&quot;; ([.E34] - [.E35]))" office:value-type="float" office:value="-0.0892715637143504" calcext:value-type="float">
            <text:p>-0.09</text:p>
          </table:table-cell>
          <table:table-cell table:style-name="ce94" table:formula="of:=IF(OR(ISBLANK([.F34]); ISBLANK([.F35])); &quot;&quot;; ([.F34] - [.F35]))" office:value-type="float" office:value="1.1831121130965" calcext:value-type="float">
            <text:p>1.18</text:p>
          </table:table-cell>
          <table:table-cell table:style-name="ce107" table:formula="of:=IF(OR(ISBLANK([.G34]); ISBLANK([.G35])); &quot;&quot;; ([.G34] - [.G35]))" office:value-type="float" office:value="-0.46832309997697" calcext:value-type="float">
            <text:p>-0.47</text:p>
          </table:table-cell>
          <table:table-cell table:style-name="ce54"/>
          <table:table-cell table:style-name="ce94" table:formula="of:=IF(OR(ISBLANK([.I34]); ISBLANK([.I35])); &quot;&quot;; ([.I34] - [.I35]))" office:value-type="float" office:value="1.3094164138992" calcext:value-type="float">
            <text:p>1.31</text:p>
          </table:table-cell>
          <table:table-cell table:style-name="ce107" table:formula="of:=IF(OR(ISBLANK([.J34]); ISBLANK([.J35])); &quot;&quot;; ([.J34] - [.J35]))" office:value-type="float" office:value="-0.33693688981709" calcext:value-type="float">
            <text:p>-0.34</text:p>
          </table:table-cell>
          <table:table-cell table:style-name="ce94" table:formula="of:=IF(OR(ISBLANK([.K34]); ISBLANK([.K35])); &quot;&quot;; ([.K34] - [.K35]))" office:value-type="float" office:value="1.59885671741129" calcext:value-type="float">
            <text:p>1.60</text:p>
          </table:table-cell>
          <table:table-cell table:style-name="ce107" table:formula="of:=IF(OR(ISBLANK([.L34]); ISBLANK([.L35])); &quot;&quot;; ([.L34] - [.L35]))" office:value-type="float" office:value="0.0509747951308901" calcext:value-type="float">
            <text:p>0.05</text:p>
          </table:table-cell>
          <table:table-cell table:style-name="ce94" table:formula="of:=IF(OR(ISBLANK([.M34]); ISBLANK([.M35])); &quot;&quot;; ([.M34] - [.M35]))" office:value-type="float" office:value="1.06615799417079" calcext:value-type="float">
            <text:p>1.07</text:p>
          </table:table-cell>
          <table:table-cell table:style-name="ce107" table:formula="of:=IF(OR(ISBLANK([.N34]); ISBLANK([.N35])); &quot;&quot;; ([.N34] - [.N35]))" office:value-type="float" office:value="0.55802054506357" calcext:value-type="float">
            <text:p>0.56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67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1.42_{\delta \hspace{1px} -0.71}$ " calcext:value-type="string">
            <text:p><text:s/>$1.42_{\delta \hspace{1px} -0.71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1.70_{\delta \hspace{1px} -0.09}$ " calcext:value-type="string">
            <text:p><text:s/>$1.70_{\delta \hspace{1px} -0.09}$ </text:p>
          </table:table-cell>
          <table:table-cell table:style-name="ce67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1.18_{\delta \hspace{1px} -0.47}$ " calcext:value-type="string">
            <text:p><text:s/>$1.18_{\delta \hspace{1px} -0.47}$ </text:p>
          </table:table-cell>
          <table:table-cell table:style-name="ce70"/>
          <table:table-cell table:style-name="ce67" table:formula="of:=IF(AND([.I36]&lt;&gt;&quot;&quot;; [.J36]&lt;&gt;&quot;&quot;); &quot; $&quot; &amp; TEXT([.I36]; &quot;0.00&quot;) &amp; &quot;_{\delta \hspace{1px} &quot; &amp; TEXT([.J36]; &quot;0.00&quot;) &amp; &quot;}$ &quot;; &quot;&quot;)" office:value-type="string" office:string-value=" $1.31_{\delta \hspace{1px} -0.34}$ " calcext:value-type="string">
            <text:p><text:s/>$1.31_{\delta \hspace{1px} -0.34}$ </text:p>
          </table:table-cell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1.60_{\delta \hspace{1px} 0.05}$ " calcext:value-type="string">
            <text:p><text:s/>$1.60_{\delta \hspace{1px} 0.05}$ </text:p>
          </table:table-cell>
          <table:table-cell table:style-name="ce67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1.07_{\delta \hspace{1px} 0.56}$ " calcext:value-type="string">
            <text:p><text:s/>$1.07_{\delta \hspace{1px} 0.56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22:17.11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23:54.027000000</dc:date>
    <meta:editing-cycles>89</meta:editing-cycles>
    <meta:editing-duration>PT6H46M16S</meta:editing-duration>
    <meta:document-statistic meta:table-count="1" meta:cell-count="569" meta:object-count="0"/>
  </office:meta>
</office:document-meta>
</file>